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53b0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fo:letter-spacing="normal"/>
    </style:style>
    <style:style style:name="P4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9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fo:letter-spacing="normal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2" style:family="text"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T3" style:family="text">
      <style:text-properties fo:font-variant="normal" fo:text-transform="none" fo:color="#0f1115" loext:opacity="100%" fo:letter-spacing="normal"/>
    </style:style>
    <style:style style:name="T4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5" style:family="text">
      <style:text-properties style:font-name="quote-cjk-patch" fo:font-size="16.5pt" fo:font-style="normal" fo:font-weight="bold"/>
    </style:style>
    <style:style style:name="T6" style:family="text">
      <style:text-properties style:font-name="Menlo" fo:font-size="9.75pt" fo:font-style="normal" fo:font-weight="normal"/>
    </style:style>
    <style:style style:name="T7" style:family="text">
      <style:text-properties fo:color="#4078f2" loext:opacity="100%"/>
    </style:style>
    <style:style style:name="T8" style:family="text">
      <style:text-properties fo:color="#383a42" loext:opacity="100%"/>
    </style:style>
    <style:style style:name="T9" style:family="text">
      <style:text-properties fo:color="#50a14f" loext:opacity="100%"/>
    </style:style>
    <style:style style:name="T10" style:family="text">
      <style:text-properties style:font-name="quote-cjk-patch" fo:font-size="12pt" fo:font-style="normal" fo:font-weight="normal"/>
    </style:style>
    <style:style style:name="T11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📚 </text:span><text:span text:style-name="T2">Guia d'Integració de Rols al Campus Virtual</text:span><text:span text:style-name="T1"><text:line-break/></text:span></text:p>
      <text:p text:style-name="P1"><text:span text:style-name="T1">Aquesta guia proporciona una estructura completa per integrar tots els rols al sistema Campus Virtual. Cada pas està dissenyat per ser compatible amb l'arquitectura existent i mantenir l'estabilitat del sistema.</text:span> <text:line-break/><text:line-break/><text:span text:style-name="T3">🎯 </text:span><text:span text:style-name="T4">Objectiu</text:span></text:p>
      <text:p text:style-name="P2">Aquesta guia documenta com integrar i gestionar diferents rols d'usuari (student, gestor, editor) al sistema Campus Virtual de Laravel, seguint el patró establert amb el rol de professor.</text:p>
      <text:h text:style-name="P3" text:outline-level="2">📁 <text:span text:style-name="T5">Estructura del Projecte</text:span></text:h>
      <text:p text:style-name="P4">text</text:p>
      <text:p text:style-name="P5">app/</text:p>
      <text:p text:style-name="P6">├── <text:span text:style-name="T6">Http/</text:span></text:p>
      <text:p text:style-name="P6">│ <text:s text:c="2"/>└── <text:span text:style-name="T6">Controllers/</text:span></text:p>
      <text:p text:style-name="P6">│ <text:s text:c="6"/>├── <text:span text:style-name="T6">Campus/</text:span></text:p>
      <text:p text:style-name="P6">│ <text:s text:c="6"/>│ <text:s text:c="2"/>├── <text:span text:style-name="T6">StudentController.php <text:s text:c="4"/># Controlador estudiants</text:span></text:p>
      <text:p text:style-name="P6">│ <text:s text:c="6"/>│ <text:s text:c="2"/>├── <text:span text:style-name="T6">TeacherController.php <text:s text:c="4"/># Controlador professors (existent)</text:span></text:p>
      <text:p text:style-name="P6">│ <text:s text:c="6"/>│ <text:s text:c="2"/>├── <text:span text:style-name="T6">ManagerController.php <text:s text:c="4"/># Controlador gestors</text:span></text:p>
      <text:p text:style-name="P6">│ <text:s text:c="6"/>│ <text:s text:c="2"/>└── <text:span text:style-name="T6">EditorController.php <text:s text:c="5"/># Controlador editors</text:span></text:p>
      <text:p text:style-name="P6">│ <text:s text:c="6"/>└── <text:span text:style-name="T6">DashboardController.php <text:s text:c="6"/># Controlador dashboard central</text:span></text:p>
      <text:p text:style-name="P6">├── <text:span text:style-name="T6">Models/</text:span></text:p>
      <text:p text:style-name="P6">│ <text:s text:c="2"/>├── <text:span text:style-name="T6">CampusStudent.php <text:s text:c="16"/># Model estudiants (existent)</text:span></text:p>
      <text:p text:style-name="P6">│ <text:s text:c="2"/>├── <text:span text:style-name="T6">CampusTeacher.php <text:s text:c="16"/># Model professors (existent)</text:span></text:p>
      <text:p text:style-name="P6">│ <text:s text:c="2"/>├── <text:span text:style-name="T6">CampusManager.php <text:s text:c="16"/># Model gestors (opcional)</text:span></text:p>
      <text:p text:style-name="P6">│ <text:s text:c="2"/>└── <text:span text:style-name="T6">CampusEditor.php <text:s text:c="17"/># Model editors (opcional)</text:span></text:p>
      <text:p text:style-name="P6">├── <text:span text:style-name="T6">Services/</text:span></text:p>
      <text:p text:style-name="P6">│ <text:s text:c="2"/>└── <text:span text:style-name="T6">Dashboard/</text:span></text:p>
      <text:p text:style-name="P6">│ <text:s text:c="6"/>├── <text:span text:style-name="T6">TeacherDashboardData.php <text:s text:c="5"/># Dades dashboard professor (existent)</text:span></text:p>
      <text:p text:style-name="P6">│ <text:s text:c="6"/>├── <text:span text:style-name="T6">StudentDashboardData.php <text:s text:c="5"/># Dades dashboard estudiant</text:span></text:p>
      <text:p text:style-name="P6">│ <text:s text:c="6"/>├── <text:span text:style-name="T6">ManagerDashboardData.php <text:s text:c="5"/># Dades dashboard gestor</text:span></text:p>
      <text:p text:style-name="P6">│ <text:s text:c="6"/>└── <text:span text:style-name="T6">EditorDashboardData.php <text:s text:c="6"/># Dades dashboard editor</text:span></text:p>
      <text:p text:style-name="P6">└── <text:span text:style-name="T6">Providers/</text:span></text:p>
      <text:p text:style-name="P6"><text:s text:c="4"/>└── <text:span text:style-name="T6">AuthServiceProvider.php <text:s text:c="10"/># Configuració de policies</text:span></text:p>
      <text:p text:style-name="P7"/>
      <text:p text:style-name="P8">resources/views/</text:p>
      <text:p text:style-name="P6">├── <text:span text:style-name="T6">campus/</text:span></text:p>
      <text:p text:style-name="P6">│ <text:s text:c="2"/>├── <text:span text:style-name="T6">shared/</text:span></text:p>
      <text:p text:style-name="P6">│ <text:s text:c="2"/>│ <text:s text:c="2"/>└── <text:span text:style-name="T6">layout.blade.php <text:s text:c="13"/># Layout compartit</text:span></text:p>
      <text:p text:style-name="P6"><text:soft-page-break/>│ <text:s text:c="2"/>├── <text:span text:style-name="T6">teacher/</text:span></text:p>
      <text:p text:style-name="P6">│ <text:s text:c="2"/>│ <text:s text:c="2"/>└── <text:span text:style-name="T6">[vistes professors] <text:s text:c="10"/># Existent</text:span></text:p>
      <text:p text:style-name="P6">│ <text:s text:c="2"/>├── <text:span text:style-name="T6">student/</text:span></text:p>
      <text:p text:style-name="P6">│ <text:s text:c="2"/>│ <text:s text:c="2"/>└── <text:span text:style-name="T6">[vistes estudiants]</text:span></text:p>
      <text:p text:style-name="P6">│ <text:s text:c="2"/>├── <text:span text:style-name="T6">manager/</text:span></text:p>
      <text:p text:style-name="P6">│ <text:s text:c="2"/>│ <text:s text:c="2"/>└── <text:span text:style-name="T6">[vistes gestors]</text:span></text:p>
      <text:p text:style-name="P6">│ <text:s text:c="2"/>└── <text:span text:style-name="T6">editor/</text:span></text:p>
      <text:p text:style-name="P6">│ <text:s text:c="6"/>└── <text:span text:style-name="T6">[vistes editors]</text:span></text:p>
      <text:p text:style-name="P6">└── <text:span text:style-name="T6">components/</text:span></text:p>
      <text:p text:style-name="P6"><text:s text:c="4"/>└── <text:span text:style-name="T6">dashboard/</text:span></text:p>
      <text:p text:style-name="P6"><text:s text:c="8"/>├── <text:span text:style-name="T6">teacher.blade.php <text:s text:c="12"/># Component professor (existent)</text:span></text:p>
      <text:p text:style-name="P6"><text:s text:c="8"/>├── <text:span text:style-name="T6">student.blade.php <text:s text:c="12"/># Component estudiant</text:span></text:p>
      <text:p text:style-name="P6"><text:s text:c="8"/>├── <text:span text:style-name="T6">manager.blade.php <text:s text:c="12"/># Component gestor</text:span></text:p>
      <text:p text:style-name="P6"><text:s text:c="8"/>└── <text:span text:style-name="T6">editor.blade.php <text:s text:c="13"/># Component editor</text:span></text:p>
      <text:h text:style-name="P3" text:outline-level="2">🔧 <text:span text:style-name="T5">Pas 1: Configuració de Rols i Permisos</text:span></text:h>
      <text:h text:style-name="P9" text:outline-level="3">1.1 Verificar configuracions existents</text:h>
      <text:p text:style-name="P4">php:config/permission.php</text:p>
      <text:p text:style-name="P5">// Assegurar que tenim els rols definits</text:p>
      <text:p text:style-name="P8">'roles' =&gt; [</text:p>
      <text:p text:style-name="P6"><text:s text:c="4"/><text:span text:style-name="T6">'admin',</text:span></text:p>
      <text:p text:style-name="P6"><text:s text:c="4"/><text:span text:style-name="T6">'teacher', <text:s text:c="5"/>// Existent</text:span></text:p>
      <text:p text:style-name="P6"><text:s text:c="4"/><text:span text:style-name="T6">'student', <text:s text:c="5"/>// Afegir</text:span></text:p>
      <text:p text:style-name="P6"><text:s text:c="4"/><text:span text:style-name="T6">'manager', <text:s text:c="5"/>// Afegir</text:span></text:p>
      <text:p text:style-name="P6"><text:s text:c="4"/><text:span text:style-name="T6">'editor' <text:s text:c="7"/>// Afegir</text:span></text:p>
      <text:p text:style-name="P8">],</text:p>
      <text:h text:style-name="P9" text:outline-level="3">1.2 Crear seeds per rols nous</text:h>
      <text:p text:style-name="P4">php:database/seeders/RolePermissionSeeder.php</text:p>
      <text:p text:style-name="P5">public function run()</text:p>
      <text:p text:style-name="P8">{</text:p>
      <text:p text:style-name="P6"><text:s text:c="4"/><text:span text:style-name="T6">// Rols existents</text:span></text:p>
      <text:p text:style-name="P6"><text:s text:c="4"/><text:span text:style-name="T6">$adminRole = Role::create(['name' =&gt; 'admin']);</text:span></text:p>
      <text:p text:style-name="P6"><text:s text:c="4"/><text:span text:style-name="T6">$teacherRole = Role::create(['name' =&gt; 'teacher']);</text:span></text:p>
      <text:p text:style-name="P6"><text:s text:c="4"/></text:p>
      <text:p text:style-name="P6"><text:s text:c="4"/><text:span text:style-name="T6">// Nous rols</text:span></text:p>
      <text:p text:style-name="P6"><text:s text:c="4"/><text:span text:style-name="T6">$studentRole = Role::create(['name' =&gt; 'student']);</text:span></text:p>
      <text:p text:style-name="P6"><text:soft-page-break/><text:s text:c="4"/><text:span text:style-name="T6">$managerRole = Role::create(['name' =&gt; 'manager']);</text:span></text:p>
      <text:p text:style-name="P6"><text:s text:c="4"/><text:span text:style-name="T6">$editorRole = Role::create(['name' =&gt; 'editor']);</text:span></text:p>
      <text:p text:style-name="P6"><text:s text:c="4"/></text:p>
      <text:p text:style-name="P6"><text:s text:c="4"/><text:span text:style-name="T6">// Assignar permisos bàsics</text:span></text:p>
      <text:p text:style-name="P6"><text:s text:c="4"/><text:span text:style-name="T6">$studentRole-&gt;givePermissionTo([</text:span></text:p>
      <text:p text:style-name="P6"><text:s text:c="8"/><text:span text:style-name="T6">'campus.profile.view',</text:span></text:p>
      <text:p text:style-name="P6"><text:s text:c="8"/><text:span text:style-name="T6">'campus.my_courses.view',</text:span></text:p>
      <text:p text:style-name="P6"><text:s text:c="8"/><text:span text:style-name="T6">'campus.my_registrations.view',</text:span></text:p>
      <text:p text:style-name="P6"><text:s text:c="8"/><text:span text:style-name="T6">'campus.catalog.view',</text:span></text:p>
      <text:p text:style-name="P6"><text:s text:c="8"/><text:span text:style-name="T6">'campus.courses.enroll'</text:span></text:p>
      <text:p text:style-name="P6"><text:s text:c="4"/><text:span text:style-name="T6">]);</text:span></text:p>
      <text:p text:style-name="P6"><text:s text:c="4"/></text:p>
      <text:p text:style-name="P6"><text:s text:c="4"/><text:span text:style-name="T6">$managerRole-&gt;givePermissionTo([</text:span></text:p>
      <text:p text:style-name="P6"><text:s text:c="8"/><text:span text:style-name="T6">'campus.courses.view',</text:span></text:p>
      <text:p text:style-name="P6"><text:s text:c="8"/><text:span text:style-name="T6">'campus.categories.view',</text:span></text:p>
      <text:p text:style-name="P6"><text:s text:c="8"/><text:span text:style-name="T6">'campus.seasons.view',</text:span></text:p>
      <text:p text:style-name="P6"><text:s text:c="8"/><text:span text:style-name="T6">'campus.students.view',</text:span></text:p>
      <text:p text:style-name="P6"><text:s text:c="8"/><text:span text:style-name="T6">'campus.teachers.view',</text:span></text:p>
      <text:p text:style-name="P6"><text:s text:c="8"/><text:span text:style-name="T6">'campus.registrations.view'</text:span></text:p>
      <text:p text:style-name="P6"><text:s text:c="4"/><text:span text:style-name="T6">]);</text:span></text:p>
      <text:p text:style-name="P6"><text:s text:c="4"/></text:p>
      <text:p text:style-name="P6"><text:s text:c="4"/><text:span text:style-name="T6">$editorRole-&gt;givePermissionTo([</text:span></text:p>
      <text:p text:style-name="P6"><text:s text:c="8"/><text:span text:style-name="T6">'campus.courses.edit',</text:span></text:p>
      <text:p text:style-name="P6"><text:s text:c="8"/><text:span text:style-name="T6">'campus.categories.edit',</text:span></text:p>
      <text:p text:style-name="P6"><text:s text:c="8"/><text:span text:style-name="T6">'campus.content.edit',</text:span></text:p>
      <text:p text:style-name="P6"><text:s text:c="8"/><text:span text:style-name="T6">'campus.announcements.create'</text:span></text:p>
      <text:p text:style-name="P6"><text:s text:c="4"/><text:span text:style-name="T6">]);</text:span></text:p>
      <text:p text:style-name="P8">}</text:p>
      <text:h text:style-name="P3" text:outline-level="2">🔧 <text:span text:style-name="T5">Pas 2: Adaptar DashboardController</text:span></text:h>
      <text:h text:style-name="P9" text:outline-level="3">2.1 Modificar l'existent</text:h>
      <text:p text:style-name="P4">php:app/Http/Controllers/DashboardController.php</text:p>
      <text:p text:style-name="P5">&lt;?php</text:p>
      <text:p text:style-name="P7"/>
      <text:p text:style-name="P8">namespace App\Http\Controllers;</text:p>
      <text:p text:style-name="P7"/>
      <text:p text:style-name="P8">use App\Services\Dashboard\TeacherDashboardData;</text:p>
      <text:p text:style-name="P8">use App\Services\Dashboard\StudentDashboardData;</text:p>
      <text:p text:style-name="P8">use App\Services\Dashboard\ManagerDashboardData;</text:p>
      <text:p text:style-name="P8"><text:soft-page-break/>use App\Services\Dashboard\EditorDashboardData;</text:p>
      <text:p text:style-name="P8">use Illuminate\Http\Request;</text:p>
      <text:p text:style-name="P7"/>
      <text:p text:style-name="P8">class DashboardController extends Controller</text:p>
      <text:p text:style-name="P8">{</text:p>
      <text:p text:style-name="P6"><text:s text:c="4"/><text:span text:style-name="T6">public function index(Request $request)</text:span></text:p>
      <text:p text:style-name="P6"><text:s text:c="4"/><text:span text:style-name="T6">{</text:span></text:p>
      <text:p text:style-name="P6"><text:s text:c="8"/><text:span text:style-name="T6">$user = $request-&gt;user();</text:span></text:p>
      <text:p text:style-name="P6"><text:s text:c="8"/></text:p>
      <text:p text:style-name="P6"><text:s text:c="8"/><text:span text:style-name="T6">// Verificar rol i redirigir al dashboard corresponent</text:span></text:p>
      <text:p text:style-name="P6"><text:s text:c="8"/><text:span text:style-name="T6">if ($user-&gt;hasRole('admin')) {</text:span></text:p>
      <text:p text:style-name="P6"><text:s text:c="12"/><text:span text:style-name="T6">// Admin ja té el seu propi dashboard</text:span></text:p>
      <text:p text:style-name="P6"><text:s text:c="12"/><text:span text:style-name="T6">return view('admin.dashboard');</text:span></text:p>
      <text:p text:style-name="P6"><text:s text:c="8"/><text:span text:style-name="T6">}</text:span></text:p>
      <text:p text:style-name="P6"><text:s text:c="8"/></text:p>
      <text:p text:style-name="P6"><text:s text:c="8"/><text:span text:style-name="T6">if ($user-&gt;hasRole('teacher')) {</text:span></text:p>
      <text:p text:style-name="P6"><text:s text:c="12"/><text:span text:style-name="T6">$dashboardData = app(TeacherDashboardData::class)-&gt;build($user);</text:span></text:p>
      <text:p text:style-name="P6"><text:s text:c="12"/><text:span text:style-name="T6">return view('dashboard.teacher', $dashboardData);</text:span></text:p>
      <text:p text:style-name="P6"><text:s text:c="8"/><text:span text:style-name="T6">}</text:span></text:p>
      <text:p text:style-name="P6"><text:s text:c="8"/></text:p>
      <text:p text:style-name="P6"><text:s text:c="8"/><text:span text:style-name="T6">if ($user-&gt;hasRole('student')) {</text:span></text:p>
      <text:p text:style-name="P6"><text:s text:c="12"/><text:span text:style-name="T6">$dashboardData = app(StudentDashboardData::class)-&gt;build($user);</text:span></text:p>
      <text:p text:style-name="P6"><text:s text:c="12"/><text:span text:style-name="T6">return view('dashboard.student', $dashboardData);</text:span></text:p>
      <text:p text:style-name="P6"><text:s text:c="8"/><text:span text:style-name="T6">}</text:span></text:p>
      <text:p text:style-name="P6"><text:s text:c="8"/></text:p>
      <text:p text:style-name="P6"><text:s text:c="8"/><text:span text:style-name="T6">if ($user-&gt;hasRole('manager')) {</text:span></text:p>
      <text:p text:style-name="P6"><text:s text:c="12"/><text:span text:style-name="T6">$dashboardData = app(ManagerDashboardData::class)-&gt;build($user);</text:span></text:p>
      <text:p text:style-name="P6"><text:s text:c="12"/><text:span text:style-name="T6">return view('dashboard.manager', $dashboardData);</text:span></text:p>
      <text:p text:style-name="P6"><text:s text:c="8"/><text:span text:style-name="T6">}</text:span></text:p>
      <text:p text:style-name="P6"><text:s text:c="8"/></text:p>
      <text:p text:style-name="P6"><text:s text:c="8"/><text:span text:style-name="T6">if ($user-&gt;hasRole('editor')) {</text:span></text:p>
      <text:p text:style-name="P6"><text:s text:c="12"/><text:span text:style-name="T6">$dashboardData = app(EditorDashboardData::class)-&gt;build($user);</text:span></text:p>
      <text:p text:style-name="P6"><text:s text:c="12"/><text:span text:style-name="T6">return view('dashboard.editor', $dashboardData);</text:span></text:p>
      <text:p text:style-name="P6"><text:s text:c="8"/><text:span text:style-name="T6">}</text:span></text:p>
      <text:p text:style-name="P6"><text:s text:c="8"/></text:p>
      <text:p text:style-name="P6"><text:s text:c="8"/><text:span text:style-name="T6">// Rol no reconegut, redirigir a home</text:span></text:p>
      <text:p text:style-name="P6"><text:s text:c="8"/><text:span text:style-name="T6">return redirect('/');</text:span></text:p>
      <text:p text:style-name="P6"><text:s text:c="4"/><text:span text:style-name="T6">}</text:span></text:p>
      <text:p text:style-name="P8">}</text:p>
      <text:h text:style-name="P3" text:outline-level="2"><text:soft-page-break/>🔧 <text:span text:style-name="T5">Pas 3: Crear Serveis de Dades per Cada Rol</text:span></text:h>
      <text:h text:style-name="P9" text:outline-level="3">3.1 StudentDashboardData.php</text:h>
      <text:p text:style-name="P4">php:app/Services/Dashboard/StudentDashboardData.php</text:p>
      <text:p text:style-name="P5">&lt;?php</text:p>
      <text:p text:style-name="P7"/>
      <text:p text:style-name="P8">namespace App\Services\Dashboard;</text:p>
      <text:p text:style-name="P7"/>
      <text:p text:style-name="P8">use App\Models\CampusStudent;</text:p>
      <text:p text:style-name="P8">use App\Models\CampusSeason;</text:p>
      <text:p text:style-name="P8">use App\Models\CampusRegistration;</text:p>
      <text:p text:style-name="P8">use Illuminate\Support\Facades\Log;</text:p>
      <text:p text:style-name="P7"/>
      <text:p text:style-name="P8">class StudentDashboardData</text:p>
      <text:p text:style-name="P8">{</text:p>
      <text:p text:style-name="P6"><text:s text:c="4"/><text:span text:style-name="T6">public function build($user): array</text:span></text:p>
      <text:p text:style-name="P6"><text:s text:c="4"/><text:span text:style-name="T6">{</text:span></text:p>
      <text:p text:style-name="P6"><text:s text:c="8"/><text:span text:style-name="T6">try {</text:span></text:p>
      <text:p text:style-name="P6"><text:s text:c="12"/><text:span text:style-name="T6">// Verificar si l'usuari té rol d'estudiant</text:span></text:p>
      <text:p text:style-name="P6"><text:s text:c="12"/><text:span text:style-name="T6">if (!$user-&gt;hasRole('student')) {</text:span></text:p>
      <text:p text:style-name="P6"><text:s text:c="16"/><text:span text:style-name="T6">return $this-&gt;emptyResponse('User does not have student role');</text:span></text:p>
      <text:p text:style-name="P6"><text:s text:c="12"/><text:span text:style-name="T6">}</text:span></text:p>
      <text:p text:style-name="P7"/>
      <text:p text:style-name="P6"><text:s text:c="12"/><text:span text:style-name="T6">// Buscar el perfil d'estudiant</text:span></text:p>
      <text:p text:style-name="P6"><text:s text:c="12"/><text:span text:style-name="T6">$student = CampusStudent::where('user_id', $user-&gt;id)-&gt;first();</text:span></text:p>
      <text:p text:style-name="P6"><text:s text:c="12"/></text:p>
      <text:p text:style-name="P6"><text:s text:c="12"/><text:span text:style-name="T6">if (!$student) {</text:span></text:p>
      <text:p text:style-name="P6"><text:s text:c="16"/><text:span text:style-name="T6">return $this-&gt;emptyResponse('No student profile found');</text:span></text:p>
      <text:p text:style-name="P6"><text:s text:c="12"/><text:span text:style-name="T6">}</text:span></text:p>
      <text:p text:style-name="P7"/>
      <text:p text:style-name="P6"><text:s text:c="12"/><text:span text:style-name="T6">// Obtener temporada actual</text:span></text:p>
      <text:p text:style-name="P6"><text:s text:c="12"/><text:span text:style-name="T6">$currentSeason = CampusSeason::where('is_current', true)-&gt;first();</text:span></text:p>
      <text:p text:style-name="P6"><text:s text:c="12"/><text:span text:style-name="T6">$seasons = CampusSeason::active()-&gt;orderBy('season_start', 'desc')-&gt;get();</text:span></text:p>
      <text:p text:style-name="P7"/>
      <text:p text:style-name="P6"><text:s text:c="12"/><text:span text:style-name="T6">// Obtener matrícules actives</text:span></text:p>
      <text:p text:style-name="P6"><text:s text:c="12"/><text:span text:style-name="T6">$registrations = $student-&gt;registrations()</text:span></text:p>
      <text:p text:style-name="P6"><text:s text:c="16"/><text:span text:style-name="T6">-&gt;whereIn('status', ['confirmed', 'completed'])</text:span></text:p>
      <text:p text:style-name="P6"><text:s text:c="16"/><text:span text:style-name="T6">-&gt;with(['course.season', 'course.category', 'course.teachers'])</text:span></text:p>
      <text:p text:style-name="P6"><text:s text:c="16"/><text:span text:style-name="T6">-&gt;get();</text:span></text:p>
      <text:p text:style-name="P7"/>
      <text:p text:style-name="P6"><text:s text:c="12"/><text:span text:style-name="T6">// Cursos actius</text:span></text:p>
      <text:p text:style-name="P6"><text:soft-page-break/><text:s text:c="12"/><text:span text:style-name="T6">$activeCourses = $registrations-&gt;filter(function ($registration) {</text:span></text:p>
      <text:p text:style-name="P6"><text:s text:c="16"/><text:span text:style-name="T6">return $registration-&gt;course &amp;&amp; </text:span></text:p>
      <text:p text:style-name="P6"><text:s text:c="23"/><text:span text:style-name="T6">$registration-&gt;course-&gt;is_active &amp;&amp; </text:span></text:p>
      <text:p text:style-name="P6"><text:s text:c="23"/><text:span text:style-name="T6">$registration-&gt;course-&gt;isCurrentlyActive();</text:span></text:p>
      <text:p text:style-name="P6"><text:s text:c="12"/><text:span text:style-name="T6">});</text:span></text:p>
      <text:p text:style-name="P7"/>
      <text:p text:style-name="P6"><text:s text:c="12"/><text:span text:style-name="T6">// Estadístiques</text:span></text:p>
      <text:p text:style-name="P6"><text:s text:c="12"/><text:span text:style-name="T6">$stats = [</text:span></text:p>
      <text:p text:style-name="P6"><text:s text:c="16"/><text:span text:style-name="T6">'total_courses' =&gt; $registrations-&gt;count(),</text:span></text:p>
      <text:p text:style-name="P6"><text:s text:c="16"/><text:span text:style-name="T6">'active_courses' =&gt; $activeCourses-&gt;count(),</text:span></text:p>
      <text:p text:style-name="P6"><text:s text:c="16"/><text:span text:style-name="T6">'completed_courses' =&gt; $registrations-&gt;where('status', 'completed')-&gt;count(),</text:span></text:p>
      <text:p text:style-name="P6"><text:s text:c="16"/><text:span text:style-name="T6">'pending_courses' =&gt; $student-&gt;registrations()-&gt;where('status', 'pending')-&gt;count(),</text:span></text:p>
      <text:p text:style-name="P6"><text:s text:c="16"/><text:span text:style-name="T6">'total_hours' =&gt; $registrations-&gt;sum('course.hours'),</text:span></text:p>
      <text:p text:style-name="P6"><text:s text:c="16"/><text:span text:style-name="T6">'average_grade' =&gt; $registrations-&gt;whereNotNull('grade')-&gt;avg('grade'),</text:span></text:p>
      <text:p text:style-name="P6"><text:s text:c="12"/><text:span text:style-name="T6">];</text:span></text:p>
      <text:p text:style-name="P7"/>
      <text:p text:style-name="P6"><text:s text:c="12"/><text:span text:style-name="T6">return [</text:span></text:p>
      <text:p text:style-name="P6"><text:s text:c="16"/><text:span text:style-name="T6">'student' =&gt; $student,</text:span></text:p>
      <text:p text:style-name="P6"><text:s text:c="16"/><text:span text:style-name="T6">'season' =&gt; $currentSeason,</text:span></text:p>
      <text:p text:style-name="P6"><text:s text:c="16"/><text:span text:style-name="T6">'seasons' =&gt; $seasons,</text:span></text:p>
      <text:p text:style-name="P6"><text:s text:c="16"/><text:span text:style-name="T6">'registrations' =&gt; $registrations,</text:span></text:p>
      <text:p text:style-name="P6"><text:s text:c="16"/><text:span text:style-name="T6">'activeCourses' =&gt; $activeCourses,</text:span></text:p>
      <text:p text:style-name="P6"><text:s text:c="16"/><text:span text:style-name="T6">'stats' =&gt; $stats,</text:span></text:p>
      <text:p text:style-name="P6"><text:s text:c="12"/><text:span text:style-name="T6">];</text:span></text:p>
      <text:p text:style-name="P7"/>
      <text:p text:style-name="P6"><text:s text:c="8"/><text:span text:style-name="T6">} catch (\Throwable $e) {</text:span></text:p>
      <text:p text:style-name="P6"><text:s text:c="12"/><text:span text:style-name="T6">Log::error('StudentDashboardData error: ' . $e-&gt;getMessage());</text:span></text:p>
      <text:p text:style-name="P6"><text:s text:c="12"/><text:span text:style-name="T6">return $this-&gt;emptyResponse($e-&gt;getMessage());</text:span></text:p>
      <text:p text:style-name="P6"><text:s text:c="8"/><text:span text:style-name="T6">}</text:span></text:p>
      <text:p text:style-name="P6"><text:s text:c="4"/><text:span text:style-name="T6">}</text:span></text:p>
      <text:p text:style-name="P6"><text:s text:c="4"/></text:p>
      <text:p text:style-name="P6"><text:s text:c="4"/><text:span text:style-name="T6">private function emptyResponse($error = null): array</text:span></text:p>
      <text:p text:style-name="P6"><text:s text:c="4"/><text:span text:style-name="T6">{</text:span></text:p>
      <text:p text:style-name="P6"><text:s text:c="8"/><text:span text:style-name="T6">return [</text:span></text:p>
      <text:p text:style-name="P6"><text:s text:c="12"/><text:span text:style-name="T6">'student' =&gt; null,</text:span></text:p>
      <text:p text:style-name="P6"><text:s text:c="12"/><text:span text:style-name="T6">'registrations' =&gt; collect(),</text:span></text:p>
      <text:p text:style-name="P6"><text:s text:c="12"/><text:span text:style-name="T6">'activeCourses' =&gt; collect(),</text:span></text:p>
      <text:p text:style-name="P6"><text:s text:c="12"/><text:span text:style-name="T6">'stats' =&gt; [],</text:span></text:p>
      <text:p text:style-name="P6"><text:s text:c="12"/><text:span text:style-name="T6">'season' =&gt; null,</text:span></text:p>
      <text:p text:style-name="P6"><text:s text:c="12"/><text:span text:style-name="T6">'seasons' =&gt; collect(),</text:span></text:p>
      <text:p text:style-name="P6"><text:s text:c="12"/><text:span text:style-name="T6">'error' =&gt; $error</text:span></text:p>
      <text:p text:style-name="P6"><text:s text:c="8"/><text:span text:style-name="T6">];</text:span></text:p>
      <text:p text:style-name="P6"><text:soft-page-break/><text:s text:c="4"/><text:span text:style-name="T6">}</text:span></text:p>
      <text:p text:style-name="P8">}</text:p>
      <text:h text:style-name="P9" text:outline-level="3">3.2 ManagerDashboardData.php</text:h>
      <text:p text:style-name="P4">php:app/Services/Dashboard/ManagerDashboardData.php</text:p>
      <text:p text:style-name="P5">&lt;?php</text:p>
      <text:p text:style-name="P7"/>
      <text:p text:style-name="P8">namespace App\Services\Dashboard;</text:p>
      <text:p text:style-name="P7"/>
      <text:p text:style-name="P8">use App\Models\CampusSeason;</text:p>
      <text:p text:style-name="P8">use App\Models\CampusCourse;</text:p>
      <text:p text:style-name="P8">use App\Models\CampusRegistration;</text:p>
      <text:p text:style-name="P8">use App\Models\CampusStudent;</text:p>
      <text:p text:style-name="P8">use App\Models\CampusTeacher;</text:p>
      <text:p text:style-name="P8">use Illuminate\Support\Facades\DB;</text:p>
      <text:p text:style-name="P7"/>
      <text:p text:style-name="P8">class ManagerDashboardData</text:p>
      <text:p text:style-name="P8">{</text:p>
      <text:p text:style-name="P6"><text:s text:c="4"/><text:span text:style-name="T6">public function build($user): array</text:span></text:p>
      <text:p text:style-name="P6"><text:s text:c="4"/><text:span text:style-name="T6">{</text:span></text:p>
      <text:p text:style-name="P6"><text:s text:c="8"/><text:span text:style-name="T6">try {</text:span></text:p>
      <text:p text:style-name="P6"><text:s text:c="12"/><text:span text:style-name="T6">// Estadístiques generals del campus</text:span></text:p>
      <text:p text:style-name="P6"><text:s text:c="12"/><text:span text:style-name="T6">$totalCourses = CampusCourse::count();</text:span></text:p>
      <text:p text:style-name="P6"><text:s text:c="12"/><text:span text:style-name="T6">$activeCourses = CampusCourse::active()-&gt;count();</text:span></text:p>
      <text:p text:style-name="P6"><text:s text:c="12"/><text:span text:style-name="T6">$totalStudents = CampusStudent::count();</text:span></text:p>
      <text:p text:style-name="P6"><text:s text:c="12"/><text:span text:style-name="T6">$activeStudents = CampusStudent::whereHas('registrations', function ($query) {</text:span></text:p>
      <text:p text:style-name="P6"><text:s text:c="16"/><text:span text:style-name="T6">$query-&gt;whereIn('status', ['confirmed', 'completed']);</text:span></text:p>
      <text:p text:style-name="P6"><text:s text:c="12"/><text:span text:style-name="T6">})-&gt;count();</text:span></text:p>
      <text:p text:style-name="P6"><text:s text:c="12"/><text:span text:style-name="T6">$totalTeachers = CampusTeacher::count();</text:span></text:p>
      <text:p text:style-name="P6"><text:s text:c="12"/><text:span text:style-name="T6">$activeTeachers = CampusTeacher::whereHas('courses')-&gt;count();</text:span></text:p>
      <text:p text:style-name="P6"><text:s text:c="12"/></text:p>
      <text:p text:style-name="P6"><text:s text:c="12"/><text:span text:style-name="T6">// Matrícules per estat</text:span></text:p>
      <text:p text:style-name="P6"><text:s text:c="12"/><text:span text:style-name="T6">$registrationStats = CampusRegistration::select('status', DB::raw('count(*) as count'))</text:span></text:p>
      <text:p text:style-name="P6"><text:s text:c="16"/><text:span text:style-name="T6">-&gt;groupBy('status')</text:span></text:p>
      <text:p text:style-name="P6"><text:s text:c="16"/><text:span text:style-name="T6">-&gt;pluck('count', 'status')</text:span></text:p>
      <text:p text:style-name="P6"><text:s text:c="16"/><text:span text:style-name="T6">-&gt;toArray();</text:span></text:p>
      <text:p text:style-name="P6"><text:s text:c="12"/></text:p>
      <text:p text:style-name="P6"><text:s text:c="12"/><text:span text:style-name="T6">// Cursos per temporada</text:span></text:p>
      <text:p text:style-name="P6"><text:s text:c="12"/><text:span text:style-name="T6">$coursesBySeason = CampusCourse::select('season_id', DB::raw('count(*) as count'))</text:span></text:p>
      <text:p text:style-name="P6"><text:soft-page-break/><text:s text:c="16"/><text:span text:style-name="T6">-&gt;with('season')</text:span></text:p>
      <text:p text:style-name="P6"><text:s text:c="16"/><text:span text:style-name="T6">-&gt;groupBy('season_id')</text:span></text:p>
      <text:p text:style-name="P6"><text:s text:c="16"/><text:span text:style-name="T6">-&gt;get();</text:span></text:p>
      <text:p text:style-name="P6"><text:s text:c="12"/></text:p>
      <text:p text:style-name="P6"><text:s text:c="12"/><text:span text:style-name="T6">// Últimes matrícules</text:span></text:p>
      <text:p text:style-name="P6"><text:s text:c="12"/><text:span text:style-name="T6">$recentRegistrations = CampusRegistration::with(['student.user', 'course'])</text:span></text:p>
      <text:p text:style-name="P6"><text:s text:c="16"/><text:span text:style-name="T6">-&gt;latest()</text:span></text:p>
      <text:p text:style-name="P6"><text:s text:c="16"/><text:span text:style-name="T6">-&gt;take(10)</text:span></text:p>
      <text:p text:style-name="P6"><text:s text:c="16"/><text:span text:style-name="T6">-&gt;get();</text:span></text:p>
      <text:p text:style-name="P6"><text:s text:c="12"/></text:p>
      <text:p text:style-name="P6"><text:s text:c="12"/><text:span text:style-name="T6">// Estadístiques financeres</text:span></text:p>
      <text:p text:style-name="P6"><text:s text:c="12"/><text:span text:style-name="T6">$revenueStats = CampusRegistration::where('payment_status', 'paid')</text:span></text:p>
      <text:p text:style-name="P6"><text:s text:c="16"/><text:span text:style-name="T6">-&gt;select(</text:span></text:p>
      <text:p text:style-name="P6"><text:s text:c="20"/><text:span text:style-name="T6">DB::raw('SUM(amount) as total_revenue'),</text:span></text:p>
      <text:p text:style-name="P6"><text:s text:c="20"/><text:span text:style-name="T6">DB::raw('COUNT(*) as total_paid'),</text:span></text:p>
      <text:p text:style-name="P6"><text:s text:c="20"/><text:span text:style-name="T6">DB::raw('AVG(amount) as average_payment')</text:span></text:p>
      <text:p text:style-name="P6"><text:s text:c="16"/><text:span text:style-name="T6">)</text:span></text:p>
      <text:p text:style-name="P6"><text:s text:c="16"/><text:span text:style-name="T6">-&gt;first();</text:span></text:p>
      <text:p text:style-name="P6"><text:s text:c="12"/></text:p>
      <text:p text:style-name="P6"><text:s text:c="12"/><text:span text:style-name="T6">$stats = [</text:span></text:p>
      <text:p text:style-name="P6"><text:s text:c="16"/><text:span text:style-name="T6">'total_courses' =&gt; $totalCourses,</text:span></text:p>
      <text:p text:style-name="P6"><text:s text:c="16"/><text:span text:style-name="T6">'active_courses' =&gt; $activeCourses,</text:span></text:p>
      <text:p text:style-name="P6"><text:s text:c="16"/><text:span text:style-name="T6">'total_students' =&gt; $totalStudents,</text:span></text:p>
      <text:p text:style-name="P6"><text:s text:c="16"/><text:span text:style-name="T6">'active_students' =&gt; $activeStudents,</text:span></text:p>
      <text:p text:style-name="P6"><text:s text:c="16"/><text:span text:style-name="T6">'total_teachers' =&gt; $totalTeachers,</text:span></text:p>
      <text:p text:style-name="P6"><text:s text:c="16"/><text:span text:style-name="T6">'active_teachers' =&gt; $activeTeachers,</text:span></text:p>
      <text:p text:style-name="P6"><text:s text:c="16"/><text:span text:style-name="T6">'pending_registrations' =&gt; $registrationStats['pending'] ?? 0,</text:span></text:p>
      <text:p text:style-name="P6"><text:s text:c="16"/><text:span text:style-name="T6">'confirmed_registrations' =&gt; $registrationStats['confirmed'] ?? 0,</text:span></text:p>
      <text:p text:style-name="P6"><text:s text:c="16"/><text:span text:style-name="T6">'total_revenue' =&gt; $revenueStats-&gt;total_revenue ?? 0,</text:span></text:p>
      <text:p text:style-name="P6"><text:s text:c="16"/><text:span text:style-name="T6">'total_paid_registrations' =&gt; $revenueStats-&gt;total_paid ?? 0,</text:span></text:p>
      <text:p text:style-name="P6"><text:s text:c="12"/><text:span text:style-name="T6">];</text:span></text:p>
      <text:p text:style-name="P6"><text:s text:c="12"/></text:p>
      <text:p text:style-name="P6"><text:s text:c="12"/><text:span text:style-name="T6">return [</text:span></text:p>
      <text:p text:style-name="P6"><text:s text:c="16"/><text:span text:style-name="T6">'stats' =&gt; $stats,</text:span></text:p>
      <text:p text:style-name="P6"><text:s text:c="16"/><text:span text:style-name="T6">'coursesBySeason' =&gt; $coursesBySeason,</text:span></text:p>
      <text:p text:style-name="P6"><text:s text:c="16"/><text:span text:style-name="T6">'recentRegistrations' =&gt; $recentRegistrations,</text:span></text:p>
      <text:p text:style-name="P6"><text:s text:c="16"/><text:span text:style-name="T6">'registrationStats' =&gt; $registrationStats,</text:span></text:p>
      <text:p text:style-name="P6"><text:s text:c="12"/><text:span text:style-name="T6">];</text:span></text:p>
      <text:p text:style-name="P6"><text:s text:c="12"/></text:p>
      <text:p text:style-name="P6"><text:s text:c="8"/><text:span text:style-name="T6">} catch (\Throwable $e) {</text:span></text:p>
      <text:p text:style-name="P6"><text:s text:c="12"/><text:span text:style-name="T6">\Log::error('ManagerDashboardData error: ' . $e-&gt;getMessage());</text:span></text:p>
      <text:p text:style-name="P6"><text:s text:c="12"/><text:span text:style-name="T6">return [</text:span></text:p>
      <text:p text:style-name="P6"><text:s text:c="16"/><text:span text:style-name="T6">'stats' =&gt; [],</text:span></text:p>
      <text:p text:style-name="P6"><text:s text:c="16"/><text:span text:style-name="T6">'coursesBySeason' =&gt; collect(),</text:span></text:p>
      <text:p text:style-name="P6"><text:soft-page-break/><text:s text:c="16"/><text:span text:style-name="T6">'recentRegistrations' =&gt; collect(),</text:span></text:p>
      <text:p text:style-name="P6"><text:s text:c="16"/><text:span text:style-name="T6">'registrationStats' =&gt; [],</text:span></text:p>
      <text:p text:style-name="P6"><text:s text:c="16"/><text:span text:style-name="T6">'error' =&gt; $e-&gt;getMessage()</text:span></text:p>
      <text:p text:style-name="P6"><text:s text:c="12"/><text:span text:style-name="T6">];</text:span></text:p>
      <text:p text:style-name="P6"><text:s text:c="8"/><text:span text:style-name="T6">}</text:span></text:p>
      <text:p text:style-name="P6"><text:s text:c="4"/><text:span text:style-name="T6">}</text:span></text:p>
      <text:p text:style-name="P8">}</text:p>
      <text:h text:style-name="P3" text:outline-level="2">🔧 <text:span text:style-name="T5">Pas 4: Crear Vistes per Cada Rol</text:span></text:h>
      <text:h text:style-name="P9" text:outline-level="3">4.1 Component dashboard estudiant</text:h>
      <text:p text:style-name="P4">blade:resources/views/components/dashboard/student.blade.php</text:p>
      <text:p text:style-name="P5">@extends('campus.shared.layout')</text:p>
      <text:p text:style-name="P7"/>
      <text:p text:style-name="P8">@section('title', __('El meu Dashboard'))</text:p>
      <text:p text:style-name="P8">@section('subtitle', __('Panell de l\'estudiant'))</text:p>
      <text:p text:style-name="P7"/>
      <text:p text:style-name="P8">@section('content')</text:p>
      <text:p text:style-name="P8">&lt;div class="space-y-6"&gt;</text:p>
      <text:p text:style-name="P6"><text:s text:c="4"/><text:span text:style-name="T6">{{-- Estadístiques --}}</text:span></text:p>
      <text:p text:style-name="P6"><text:s text:c="4"/><text:span text:style-name="T6">&lt;div class="grid grid-cols-2 md:grid-cols-4 gap-4"&gt;</text:span></text:p>
      <text:p text:style-name="P6"><text:s text:c="8"/><text:span text:style-name="T6">&lt;div class="bg-blue-50 p-4 rounded-lg border border-blue-100"&gt;</text:span></text:p>
      <text:p text:style-name="P6"><text:s text:c="12"/><text:span text:style-name="T6">&lt;div class="text-2xl font-bold text-blue-600"&gt;{{ $stats['total_courses'] ?? 0 }}&lt;/div&gt;</text:span></text:p>
      <text:p text:style-name="P6"><text:s text:c="12"/><text:span text:style-name="T6">&lt;div class="text-sm text-blue-700"&gt;Cursos totals&lt;/div&gt;</text:span></text:p>
      <text:p text:style-name="P6"><text:s text:c="8"/><text:span text:style-name="T6">&lt;/div&gt;</text:span></text:p>
      <text:p text:style-name="P6"><text:s text:c="8"/></text:p>
      <text:p text:style-name="P6"><text:s text:c="8"/><text:span text:style-name="T6">&lt;div class="bg-green-50 p-4 rounded-lg border border-green-100"&gt;</text:span></text:p>
      <text:p text:style-name="P6"><text:s text:c="12"/><text:span text:style-name="T6">&lt;div class="text-2xl font-bold text-green-600"&gt;{{ $stats['active_courses'] ?? 0 }}&lt;/div&gt;</text:span></text:p>
      <text:p text:style-name="P6"><text:s text:c="12"/><text:span text:style-name="T6">&lt;div class="text-sm text-green-700"&gt;Cursos actius&lt;/div&gt;</text:span></text:p>
      <text:p text:style-name="P6"><text:s text:c="8"/><text:span text:style-name="T6">&lt;/div&gt;</text:span></text:p>
      <text:p text:style-name="P6"><text:s text:c="8"/></text:p>
      <text:p text:style-name="P6"><text:s text:c="8"/><text:span text:style-name="T6">&lt;div class="bg-purple-50 p-4 rounded-lg border border-purple-100"&gt;</text:span></text:p>
      <text:p text:style-name="P6"><text:s text:c="12"/><text:span text:style-name="T6">&lt;div class="text-2xl font-bold text-purple-600"&gt;{{ $stats['completed_courses'] ?? 0 }}&lt;/div&gt;</text:span></text:p>
      <text:p text:style-name="P6"><text:s text:c="12"/><text:span text:style-name="T6">&lt;div class="text-sm text-purple-700"&gt;Cursos completats&lt;/div&gt;</text:span></text:p>
      <text:p text:style-name="P6"><text:s text:c="8"/><text:span text:style-name="T6">&lt;/div&gt;</text:span></text:p>
      <text:p text:style-name="P6"><text:s text:c="8"/></text:p>
      <text:p text:style-name="P6"><text:s text:c="8"/><text:span text:style-name="T6">&lt;div class="bg-yellow-50 p-4 rounded-lg border border-yellow-100"&gt;</text:span></text:p>
      <text:p text:style-name="P6"><text:soft-page-break/><text:s text:c="12"/><text:span text:style-name="T6">&lt;div class="text-2xl font-bold text-yellow-600"&gt;{{ $stats['total_hours'] ?? 0 }}h&lt;/div&gt;</text:span></text:p>
      <text:p text:style-name="P6"><text:s text:c="12"/><text:span text:style-name="T6">&lt;div class="text-sm text-yellow-700"&gt;Hores totals&lt;/div&gt;</text:span></text:p>
      <text:p text:style-name="P6"><text:s text:c="8"/><text:span text:style-name="T6">&lt;/div&gt;</text:span></text:p>
      <text:p text:style-name="P6"><text:s text:c="4"/><text:span text:style-name="T6">&lt;/div&gt;</text:span></text:p>
      <text:p text:style-name="P7"/>
      <text:p text:style-name="P6"><text:s text:c="4"/><text:span text:style-name="T6">{{-- Cursos actius --}}</text:span></text:p>
      <text:p text:style-name="P6"><text:s text:c="4"/><text:span text:style-name="T6">&lt;div class="bg-white rounded-lg shadow-sm border"&gt;</text:span></text:p>
      <text:p text:style-name="P6"><text:s text:c="8"/><text:span text:style-name="T6">&lt;div class="p-6"&gt;</text:span></text:p>
      <text:p text:style-name="P6"><text:s text:c="12"/><text:span text:style-name="T6">&lt;h3 class="text-lg font-semibold text-gray-800 mb-4"&gt;</text:span></text:p>
      <text:p text:style-name="P6"><text:s text:c="16"/><text:span text:style-name="T6">&lt;i class="bi bi-book-half mr-2"&gt;&lt;/i&gt;</text:span></text:p>
      <text:p text:style-name="P6"><text:s text:c="16"/><text:span text:style-name="T6">Els meus cursos actius</text:span></text:p>
      <text:p text:style-name="P6"><text:s text:c="12"/><text:span text:style-name="T6">&lt;/h3&gt;</text:span></text:p>
      <text:p text:style-name="P6"><text:s text:c="12"/></text:p>
      <text:p text:style-name="P6"><text:s text:c="12"/><text:span text:style-name="T6">@if($activeCourses-&gt;isEmpty())</text:span></text:p>
      <text:p text:style-name="P6"><text:s text:c="16"/><text:span text:style-name="T6">&lt;div class="text-center py-8 text-gray-500"&gt;</text:span></text:p>
      <text:p text:style-name="P6"><text:s text:c="20"/><text:span text:style-name="T6">&lt;i class="bi bi-journal-x text-3xl mb-3"&gt;&lt;/i&gt;</text:span></text:p>
      <text:p text:style-name="P6"><text:s text:c="20"/><text:span text:style-name="T6">&lt;p&gt;No tens cursos actius en aquest moment.&lt;/p&gt;</text:span></text:p>
      <text:p text:style-name="P6"><text:s text:c="16"/><text:span text:style-name="T6">&lt;/div&gt;</text:span></text:p>
      <text:p text:style-name="P6"><text:s text:c="12"/><text:span text:style-name="T6">@else</text:span></text:p>
      <text:p text:style-name="P6"><text:s text:c="16"/><text:span text:style-name="T6">&lt;div class="grid grid-cols-1 md:grid-cols-2 gap-4"&gt;</text:span></text:p>
      <text:p text:style-name="P6"><text:s text:c="20"/><text:span text:style-name="T6">@foreach($activeCourses as $registration)</text:span></text:p>
      <text:p text:style-name="P6"><text:s text:c="24"/><text:span text:style-name="T6">@php $course = $registration-&gt;course; @endphp</text:span></text:p>
      <text:p text:style-name="P6"><text:s text:c="24"/><text:span text:style-name="T6">&lt;div class="border rounded-lg p-4 hover:shadow-md transition-shadow"&gt;</text:span></text:p>
      <text:p text:style-name="P6"><text:s text:c="28"/><text:span text:style-name="T6">&lt;h4 class="font-bold text-gray-800"&gt;{{ $course-&gt;title }}&lt;/h4&gt;</text:span></text:p>
      <text:p text:style-name="P6"><text:s text:c="28"/><text:span text:style-name="T6">&lt;div class="text-sm text-gray-600 mt-2"&gt;</text:span></text:p>
      <text:p text:style-name="P6"><text:s text:c="32"/><text:span text:style-name="T6">&lt;div&gt;Codi: {{ $course-&gt;code }}&lt;/div&gt;</text:span></text:p>
      <text:p text:style-name="P6"><text:s text:c="32"/><text:span text:style-name="T6">&lt;div&gt;Professor: {{ $course-&gt;teachers-&gt;first()-&gt;full_name ?? 'Sense assignar' }}&lt;/div&gt;</text:span></text:p>
      <text:p text:style-name="P6"><text:s text:c="32"/><text:span text:style-name="T6">&lt;div&gt;Horari: {{ $course-&gt;formatted_schedule ?? 'Per determinar' }}&lt;/div&gt;</text:span></text:p>
      <text:p text:style-name="P6"><text:s text:c="28"/><text:span text:style-name="T6">&lt;/div&gt;</text:span></text:p>
      <text:p text:style-name="P6"><text:s text:c="28"/><text:span text:style-name="T6">&lt;div class="mt-4 flex space-x-2"&gt;</text:span></text:p>
      <text:p text:style-name="P6"><text:s text:c="32"/><text:span text:style-name="T6">&lt;a href="{{ route('campus.my-courses') }}" </text:span></text:p>
      <text:p text:style-name="P6"><text:s text:c="35"/><text:span text:style-name="T6">class="text-sm text-blue-600 hover:text-blue-800"&gt;</text:span></text:p>
      <text:p text:style-name="P6"><text:s text:c="36"/><text:span text:style-name="T6">Accedir al curs</text:span></text:p>
      <text:p text:style-name="P6"><text:s text:c="32"/><text:span text:style-name="T6">&lt;/a&gt;</text:span></text:p>
      <text:p text:style-name="P6"><text:s text:c="28"/><text:span text:style-name="T6">&lt;/div&gt;</text:span></text:p>
      <text:p text:style-name="P6"><text:s text:c="24"/><text:span text:style-name="T6">&lt;/div&gt;</text:span></text:p>
      <text:p text:style-name="P6"><text:s text:c="20"/><text:span text:style-name="T6">@endforeach</text:span></text:p>
      <text:p text:style-name="P6"><text:s text:c="16"/><text:span text:style-name="T6">&lt;/div&gt;</text:span></text:p>
      <text:p text:style-name="P6"><text:s text:c="12"/><text:span text:style-name="T6">@endif</text:span></text:p>
      <text:p text:style-name="P6"><text:soft-page-break/><text:s text:c="8"/><text:span text:style-name="T6">&lt;/div&gt;</text:span></text:p>
      <text:p text:style-name="P6"><text:s text:c="4"/><text:span text:style-name="T6">&lt;/div&gt;</text:span></text:p>
      <text:p text:style-name="P7"/>
      <text:p text:style-name="P6"><text:s text:c="4"/><text:span text:style-name="T6">{{-- Últimes notificacions --}}</text:span></text:p>
      <text:p text:style-name="P6"><text:s text:c="4"/><text:span text:style-name="T6">&lt;div class="bg-white rounded-lg shadow-sm border"&gt;</text:span></text:p>
      <text:p text:style-name="P6"><text:s text:c="8"/><text:span text:style-name="T6">&lt;div class="p-6"&gt;</text:span></text:p>
      <text:p text:style-name="P6"><text:s text:c="12"/><text:span text:style-name="T6">&lt;h3 class="text-lg font-semibold text-gray-800 mb-4"&gt;</text:span></text:p>
      <text:p text:style-name="P6"><text:s text:c="16"/><text:span text:style-name="T6">&lt;i class="bi bi-bell mr-2"&gt;&lt;/i&gt;</text:span></text:p>
      <text:p text:style-name="P6"><text:s text:c="16"/><text:span text:style-name="T6">Últimes notificacions</text:span></text:p>
      <text:p text:style-name="P6"><text:s text:c="12"/><text:span text:style-name="T6">&lt;/h3&gt;</text:span></text:p>
      <text:p text:style-name="P6"><text:s text:c="12"/><text:span text:style-name="T6">{{-- Aquí anirien les notificacions --}}</text:span></text:p>
      <text:p text:style-name="P6"><text:s text:c="8"/><text:span text:style-name="T6">&lt;/div&gt;</text:span></text:p>
      <text:p text:style-name="P6"><text:s text:c="4"/><text:span text:style-name="T6">&lt;/div&gt;</text:span></text:p>
      <text:p text:style-name="P8">&lt;/div&gt;</text:p>
      <text:p text:style-name="P8">@endsection</text:p>
      <text:h text:style-name="P9" text:outline-level="3">4.2 Component dashboard gestor</text:h>
      <text:p text:style-name="P4">blade:resources/views/components/dashboard/manager.blade.php</text:p>
      <text:p text:style-name="P5">@extends('campus.shared.layout')</text:p>
      <text:p text:style-name="P7"/>
      <text:p text:style-name="P8">@section('title', __('Dashboard Gestor'))</text:p>
      <text:p text:style-name="P8">@section('subtitle', __('Supervisió del campus'))</text:p>
      <text:p text:style-name="P7"/>
      <text:p text:style-name="P8">@section('content')</text:p>
      <text:p text:style-name="P8">&lt;div class="space-y-6"&gt;</text:p>
      <text:p text:style-name="P6"><text:s text:c="4"/><text:span text:style-name="T6">{{-- KPI Principals --}}</text:span></text:p>
      <text:p text:style-name="P6"><text:s text:c="4"/><text:span text:style-name="T6">&lt;div class="grid grid-cols-2 md:grid-cols-4 gap-4"&gt;</text:span></text:p>
      <text:p text:style-name="P6"><text:s text:c="8"/><text:span text:style-name="T6">@foreach([</text:span></text:p>
      <text:p text:style-name="P6"><text:s text:c="12"/><text:span text:style-name="T6">['title' =&gt; 'Cursos Totals', 'value' =&gt; $stats['total_courses'], 'color' =&gt; 'blue', 'icon' =&gt; 'book'],</text:span></text:p>
      <text:p text:style-name="P6"><text:s text:c="12"/><text:span text:style-name="T6">['title' =&gt; 'Estudiants Actius', 'value' =&gt; $stats['active_students'], 'color' =&gt; 'green', 'icon' =&gt; 'people'],</text:span></text:p>
      <text:p text:style-name="P6"><text:s text:c="12"/><text:span text:style-name="T6">['title' =&gt; 'Professors Actius', 'value' =&gt; $stats['active_teachers'], 'color' =&gt; 'purple', 'icon' =&gt; 'person-badge'],</text:span></text:p>
      <text:p text:style-name="P6"><text:s text:c="12"/><text:span text:style-name="T6">['title' =&gt; 'Ingressos', 'value' =&gt; '€' . number_format($stats['total_revenue'], 2), 'color' =&gt; 'yellow', 'icon' =&gt; 'cash']</text:span></text:p>
      <text:p text:style-name="P6"><text:s text:c="8"/><text:span text:style-name="T6">] as $kpi)</text:span></text:p>
      <text:p text:style-name="P6"><text:s text:c="12"/><text:span text:style-name="T6">&lt;div class="bg-{{ $kpi['color'] }}-50 p-4 rounded-lg border border-{{ $kpi['color'] }}-100"&gt;</text:span></text:p>
      <text:p text:style-name="P6"><text:s text:c="16"/><text:span text:style-name="T6">&lt;div class="flex items-center justify-between"&gt;</text:span></text:p>
      <text:p text:style-name="P6"><text:s text:c="20"/><text:span text:style-name="T6">&lt;div&gt;</text:span></text:p>
      <text:p text:style-name="P6"><text:soft-page-break/><text:s text:c="24"/><text:span text:style-name="T6">&lt;div class="text-2xl font-bold text-{{ $kpi['color'] }}-600"&gt;{{ $kpi['value'] }}&lt;/div&gt;</text:span></text:p>
      <text:p text:style-name="P6"><text:s text:c="24"/><text:span text:style-name="T6">&lt;div class="text-sm text-{{ $kpi['color'] }}-700"&gt;{{ $kpi['title'] }}&lt;/div&gt;</text:span></text:p>
      <text:p text:style-name="P6"><text:s text:c="20"/><text:span text:style-name="T6">&lt;/div&gt;</text:span></text:p>
      <text:p text:style-name="P6"><text:s text:c="20"/><text:span text:style-name="T6">&lt;i class="bi bi-{{ $kpi['icon'] }} text-{{ $kpi['color'] }}-500 text-xl"&gt;&lt;/i&gt;</text:span></text:p>
      <text:p text:style-name="P6"><text:s text:c="16"/><text:span text:style-name="T6">&lt;/div&gt;</text:span></text:p>
      <text:p text:style-name="P6"><text:s text:c="12"/><text:span text:style-name="T6">&lt;/div&gt;</text:span></text:p>
      <text:p text:style-name="P6"><text:s text:c="8"/><text:span text:style-name="T6">@endforeach</text:span></text:p>
      <text:p text:style-name="P6"><text:s text:c="4"/><text:span text:style-name="T6">&lt;/div&gt;</text:span></text:p>
      <text:p text:style-name="P7"/>
      <text:p text:style-name="P6"><text:s text:c="4"/><text:span text:style-name="T6">{{-- Dues columnes --}}</text:span></text:p>
      <text:p text:style-name="P6"><text:s text:c="4"/><text:span text:style-name="T6">&lt;div class="grid grid-cols-1 lg:grid-cols-2 gap-6"&gt;</text:span></text:p>
      <text:p text:style-name="P6"><text:s text:c="8"/><text:span text:style-name="T6">{{-- Cursos per temporada --}}</text:span></text:p>
      <text:p text:style-name="P6"><text:s text:c="8"/><text:span text:style-name="T6">&lt;div class="bg-white rounded-lg shadow-sm border"&gt;</text:span></text:p>
      <text:p text:style-name="P6"><text:s text:c="12"/><text:span text:style-name="T6">&lt;div class="p-6"&gt;</text:span></text:p>
      <text:p text:style-name="P6"><text:s text:c="16"/><text:span text:style-name="T6">&lt;h3 class="text-lg font-semibold text-gray-800 mb-4"&gt;</text:span></text:p>
      <text:p text:style-name="P6"><text:s text:c="20"/><text:span text:style-name="T6">&lt;i class="bi bi-calendar3 mr-2"&gt;&lt;/i&gt;</text:span></text:p>
      <text:p text:style-name="P6"><text:s text:c="20"/><text:span text:style-name="T6">Cursos per temporada</text:span></text:p>
      <text:p text:style-name="P6"><text:s text:c="16"/><text:span text:style-name="T6">&lt;/h3&gt;</text:span></text:p>
      <text:p text:style-name="P6"><text:s text:c="16"/><text:span text:style-name="T6">@if($coursesBySeason-&gt;isEmpty())</text:span></text:p>
      <text:p text:style-name="P6"><text:s text:c="20"/><text:span text:style-name="T6">&lt;p class="text-gray-500 text-center py-4"&gt;No hi ha cursos per mostrar.&lt;/p&gt;</text:span></text:p>
      <text:p text:style-name="P6"><text:s text:c="16"/><text:span text:style-name="T6">@else</text:span></text:p>
      <text:p text:style-name="P6"><text:s text:c="20"/><text:span text:style-name="T6">&lt;div class="space-y-3"&gt;</text:span></text:p>
      <text:p text:style-name="P6"><text:s text:c="24"/><text:span text:style-name="T6">@foreach($coursesBySeason as $item)</text:span></text:p>
      <text:p text:style-name="P6"><text:s text:c="28"/><text:span text:style-name="T6">&lt;div class="flex items-center justify-between p-3 bg-gray-50 rounded"&gt;</text:span></text:p>
      <text:p text:style-name="P6"><text:s text:c="32"/><text:span text:style-name="T6">&lt;div class="font-medium text-gray-700"&gt;</text:span></text:p>
      <text:p text:style-name="P6"><text:s text:c="36"/><text:span text:style-name="T6">{{ $item-&gt;season-&gt;name ?? 'Sense temporada' }}</text:span></text:p>
      <text:p text:style-name="P6"><text:s text:c="32"/><text:span text:style-name="T6">&lt;/div&gt;</text:span></text:p>
      <text:p text:style-name="P6"><text:s text:c="32"/><text:span text:style-name="T6">&lt;div class="text-lg font-bold text-blue-600"&gt;</text:span></text:p>
      <text:p text:style-name="P6"><text:s text:c="36"/><text:span text:style-name="T6">{{ $item-&gt;count }}</text:span></text:p>
      <text:p text:style-name="P6"><text:s text:c="32"/><text:span text:style-name="T6">&lt;/div&gt;</text:span></text:p>
      <text:p text:style-name="P6"><text:s text:c="28"/><text:span text:style-name="T6">&lt;/div&gt;</text:span></text:p>
      <text:p text:style-name="P6"><text:s text:c="24"/><text:span text:style-name="T6">@endforeach</text:span></text:p>
      <text:p text:style-name="P6"><text:s text:c="20"/><text:span text:style-name="T6">&lt;/div&gt;</text:span></text:p>
      <text:p text:style-name="P6"><text:s text:c="16"/><text:span text:style-name="T6">@endif</text:span></text:p>
      <text:p text:style-name="P6"><text:s text:c="12"/><text:span text:style-name="T6">&lt;/div&gt;</text:span></text:p>
      <text:p text:style-name="P6"><text:s text:c="8"/><text:span text:style-name="T6">&lt;/div&gt;</text:span></text:p>
      <text:p text:style-name="P7"/>
      <text:p text:style-name="P6"><text:s text:c="8"/><text:span text:style-name="T6">{{-- Matrícules recents --}}</text:span></text:p>
      <text:p text:style-name="P6"><text:s text:c="8"/><text:span text:style-name="T6">&lt;div class="bg-white rounded-lg shadow-sm border"&gt;</text:span></text:p>
      <text:p text:style-name="P6"><text:soft-page-break/><text:s text:c="12"/><text:span text:style-name="T6">&lt;div class="p-6"&gt;</text:span></text:p>
      <text:p text:style-name="P6"><text:s text:c="16"/><text:span text:style-name="T6">&lt;h3 class="text-lg font-semibold text-gray-800 mb-4"&gt;</text:span></text:p>
      <text:p text:style-name="P6"><text:s text:c="20"/><text:span text:style-name="T6">&lt;i class="bi bi-clipboard-check mr-2"&gt;&lt;/i&gt;</text:span></text:p>
      <text:p text:style-name="P6"><text:s text:c="20"/><text:span text:style-name="T6">Últimes matrícules</text:span></text:p>
      <text:p text:style-name="P6"><text:s text:c="16"/><text:span text:style-name="T6">&lt;/h3&gt;</text:span></text:p>
      <text:p text:style-name="P6"><text:s text:c="16"/><text:span text:style-name="T6">@if($recentRegistrations-&gt;isEmpty())</text:span></text:p>
      <text:p text:style-name="P6"><text:s text:c="20"/><text:span text:style-name="T6">&lt;p class="text-gray-500 text-center py-4"&gt;No hi ha matrícules recents.&lt;/p&gt;</text:span></text:p>
      <text:p text:style-name="P6"><text:s text:c="16"/><text:span text:style-name="T6">@else</text:span></text:p>
      <text:p text:style-name="P6"><text:s text:c="20"/><text:span text:style-name="T6">&lt;div class="space-y-3"&gt;</text:span></text:p>
      <text:p text:style-name="P6"><text:s text:c="24"/><text:span text:style-name="T6">@foreach($recentRegistrations as $registration)</text:span></text:p>
      <text:p text:style-name="P6"><text:s text:c="28"/><text:span text:style-name="T6">&lt;div class="border-b pb-3 last:border-b-0 last:pb-0"&gt;</text:span></text:p>
      <text:p text:style-name="P6"><text:s text:c="32"/><text:span text:style-name="T6">&lt;div class="flex justify-between items-start"&gt;</text:span></text:p>
      <text:p text:style-name="P6"><text:s text:c="36"/><text:span text:style-name="T6">&lt;div&gt;</text:span></text:p>
      <text:p text:style-name="P6"><text:s text:c="40"/><text:span text:style-name="T6">&lt;div class="font-medium text-gray-800"&gt;</text:span></text:p>
      <text:p text:style-name="P6"><text:s text:c="44"/><text:span text:style-name="T6">{{ $registration-&gt;student-&gt;user-&gt;name ?? $registration-&gt;student-&gt;full_name }}</text:span></text:p>
      <text:p text:style-name="P6"><text:s text:c="40"/><text:span text:style-name="T6">&lt;/div&gt;</text:span></text:p>
      <text:p text:style-name="P6"><text:s text:c="40"/><text:span text:style-name="T6">&lt;div class="text-sm text-gray-600"&gt;</text:span></text:p>
      <text:p text:style-name="P6"><text:s text:c="44"/><text:span text:style-name="T6">{{ $registration-&gt;course-&gt;title }}</text:span></text:p>
      <text:p text:style-name="P6"><text:s text:c="40"/><text:span text:style-name="T6">&lt;/div&gt;</text:span></text:p>
      <text:p text:style-name="P6"><text:s text:c="36"/><text:span text:style-name="T6">&lt;/div&gt;</text:span></text:p>
      <text:p text:style-name="P6"><text:s text:c="36"/><text:span text:style-name="T6">&lt;div class="text-right"&gt;</text:span></text:p>
      <text:p text:style-name="P6"><text:s text:c="40"/><text:span text:style-name="T6">&lt;div class="text-sm font-medium text-gray-700"&gt;</text:span></text:p>
      <text:p text:style-name="P6"><text:s text:c="44"/><text:span text:style-name="T6">{{ $registration-&gt;registration_date-&gt;format('d/m') }}</text:span></text:p>
      <text:p text:style-name="P6"><text:s text:c="40"/><text:span text:style-name="T6">&lt;/div&gt;</text:span></text:p>
      <text:p text:style-name="P6"><text:s text:c="40"/><text:span text:style-name="T6">&lt;span class="inline-block px-2 py-1 text-xs rounded-full </text:span></text:p>
      <text:p text:style-name="P6"><text:s text:c="44"/><text:span text:style-name="T6">{{ $registration-&gt;status === 'confirmed' ? 'bg-green-100 text-green-800' : 'bg-yellow-100 text-yellow-800' }}"&gt;</text:span></text:p>
      <text:p text:style-name="P6"><text:s text:c="44"/><text:span text:style-name="T6">{{ $registration-&gt;status }}</text:span></text:p>
      <text:p text:style-name="P6"><text:s text:c="40"/><text:span text:style-name="T6">&lt;/span&gt;</text:span></text:p>
      <text:p text:style-name="P6"><text:s text:c="36"/><text:span text:style-name="T6">&lt;/div&gt;</text:span></text:p>
      <text:p text:style-name="P6"><text:s text:c="32"/><text:span text:style-name="T6">&lt;/div&gt;</text:span></text:p>
      <text:p text:style-name="P6"><text:s text:c="28"/><text:span text:style-name="T6">&lt;/div&gt;</text:span></text:p>
      <text:p text:style-name="P6"><text:s text:c="24"/><text:span text:style-name="T6">@endforeach</text:span></text:p>
      <text:p text:style-name="P6"><text:s text:c="20"/><text:span text:style-name="T6">&lt;/div&gt;</text:span></text:p>
      <text:p text:style-name="P6"><text:s text:c="16"/><text:span text:style-name="T6">@endif</text:span></text:p>
      <text:p text:style-name="P6"><text:s text:c="12"/><text:span text:style-name="T6">&lt;/div&gt;</text:span></text:p>
      <text:p text:style-name="P6"><text:s text:c="8"/><text:span text:style-name="T6">&lt;/div&gt;</text:span></text:p>
      <text:p text:style-name="P6"><text:s text:c="4"/><text:span text:style-name="T6">&lt;/div&gt;</text:span></text:p>
      <text:p text:style-name="P7"/>
      <text:p text:style-name="P6"><text:soft-page-break/><text:s text:c="4"/><text:span text:style-name="T6">{{-- Accions ràpides --}}</text:span></text:p>
      <text:p text:style-name="P6"><text:s text:c="4"/><text:span text:style-name="T6">&lt;div class="bg-white rounded-lg shadow-sm border"&gt;</text:span></text:p>
      <text:p text:style-name="P6"><text:s text:c="8"/><text:span text:style-name="T6">&lt;div class="p-6"&gt;</text:span></text:p>
      <text:p text:style-name="P6"><text:s text:c="12"/><text:span text:style-name="T6">&lt;h3 class="text-lg font-semibold text-gray-800 mb-4"&gt;</text:span></text:p>
      <text:p text:style-name="P6"><text:s text:c="16"/><text:span text:style-name="T6">&lt;i class="bi bi-lightning-charge mr-2"&gt;&lt;/i&gt;</text:span></text:p>
      <text:p text:style-name="P6"><text:s text:c="16"/><text:span text:style-name="T6">Accions ràpides</text:span></text:p>
      <text:p text:style-name="P6"><text:s text:c="12"/><text:span text:style-name="T6">&lt;/h3&gt;</text:span></text:p>
      <text:p text:style-name="P6"><text:s text:c="12"/><text:span text:style-name="T6">&lt;div class="grid grid-cols-2 md:grid-cols-4 gap-4"&gt;</text:span></text:p>
      <text:p text:style-name="P6"><text:s text:c="16"/><text:span text:style-name="T6">&lt;a href="{{ route('campus.courses.index') }}" </text:span></text:p>
      <text:p text:style-name="P6"><text:s text:c="19"/><text:span text:style-name="T6">class="bg-blue-50 hover:bg-blue-100 p-4 rounded-lg text-center border border-blue-200"&gt;</text:span></text:p>
      <text:p text:style-name="P6"><text:s text:c="20"/><text:span text:style-name="T6">&lt;i class="bi bi-book text-blue-600 text-2xl mb-2"&gt;&lt;/i&gt;</text:span></text:p>
      <text:p text:style-name="P6"><text:s text:c="20"/><text:span text:style-name="T6">&lt;div class="font-medium text-blue-800"&gt;Gestionar Cursos&lt;/div&gt;</text:span></text:p>
      <text:p text:style-name="P6"><text:s text:c="16"/><text:span text:style-name="T6">&lt;/a&gt;</text:span></text:p>
      <text:p text:style-name="P6"><text:s text:c="16"/></text:p>
      <text:p text:style-name="P6"><text:s text:c="16"/><text:span text:style-name="T6">&lt;a href="{{ route('campus.students.index') }}" </text:span></text:p>
      <text:p text:style-name="P6"><text:s text:c="19"/><text:span text:style-name="T6">class="bg-green-50 hover:bg-green-100 p-4 rounded-lg text-center border border-green-200"&gt;</text:span></text:p>
      <text:p text:style-name="P6"><text:s text:c="20"/><text:span text:style-name="T6">&lt;i class="bi bi-people text-green-600 text-2xl mb-2"&gt;&lt;/i&gt;</text:span></text:p>
      <text:p text:style-name="P6"><text:s text:c="20"/><text:span text:style-name="T6">&lt;div class="font-medium text-green-800"&gt;Gestionar Estudiants&lt;/div&gt;</text:span></text:p>
      <text:p text:style-name="P6"><text:s text:c="16"/><text:span text:style-name="T6">&lt;/a&gt;</text:span></text:p>
      <text:p text:style-name="P6"><text:s text:c="16"/></text:p>
      <text:p text:style-name="P6"><text:s text:c="16"/><text:span text:style-name="T6">&lt;a href="{{ route('campus.registrations.index') }}" </text:span></text:p>
      <text:p text:style-name="P6"><text:s text:c="19"/><text:span text:style-name="T6">class="bg-purple-50 hover:bg-purple-100 p-4 rounded-lg text-center border border-purple-200"&gt;</text:span></text:p>
      <text:p text:style-name="P6"><text:s text:c="20"/><text:span text:style-name="T6">&lt;i class="bi bi-clipboard-data text-purple-600 text-2xl mb-2"&gt;&lt;/i&gt;</text:span></text:p>
      <text:p text:style-name="P6"><text:s text:c="20"/><text:span text:style-name="T6">&lt;div class="font-medium text-purple-800"&gt;Matrícules&lt;/div&gt;</text:span></text:p>
      <text:p text:style-name="P6"><text:s text:c="16"/><text:span text:style-name="T6">&lt;/a&gt;</text:span></text:p>
      <text:p text:style-name="P6"><text:s text:c="16"/></text:p>
      <text:p text:style-name="P6"><text:s text:c="16"/><text:span text:style-name="T6">&lt;a href="{{ route('campus.teachers.index') }}" </text:span></text:p>
      <text:p text:style-name="P6"><text:s text:c="19"/><text:span text:style-name="T6">class="bg-yellow-50 hover:bg-yellow-100 p-4 rounded-lg text-center border border-yellow-200"&gt;</text:span></text:p>
      <text:p text:style-name="P6"><text:s text:c="20"/><text:span text:style-name="T6">&lt;i class="bi bi-person-badge text-yellow-600 text-2xl mb-2"&gt;&lt;/i&gt;</text:span></text:p>
      <text:p text:style-name="P6"><text:s text:c="20"/><text:span text:style-name="T6">&lt;div class="font-medium text-yellow-800"&gt;Professors&lt;/div&gt;</text:span></text:p>
      <text:p text:style-name="P6"><text:s text:c="16"/><text:span text:style-name="T6">&lt;/a&gt;</text:span></text:p>
      <text:p text:style-name="P6"><text:s text:c="12"/><text:span text:style-name="T6">&lt;/div&gt;</text:span></text:p>
      <text:p text:style-name="P6"><text:s text:c="8"/><text:span text:style-name="T6">&lt;/div&gt;</text:span></text:p>
      <text:p text:style-name="P6"><text:s text:c="4"/><text:span text:style-name="T6">&lt;/div&gt;</text:span></text:p>
      <text:p text:style-name="P8">&lt;/div&gt;</text:p>
      <text:p text:style-name="P8">@endsection</text:p>
      <text:h text:style-name="P3" text:outline-level="2"><text:soft-page-break/>🔧 <text:span text:style-name="T5">Pas 5: Configurar Rutes Específiques per Rol</text:span></text:h>
      <text:h text:style-name="P9" text:outline-level="3">5.1 Afegir rutes a web.php</text:h>
      <text:p text:style-name="P4">php:routes/web.php</text:p>
      <text:p text:style-name="P5">// ... rutes existents ...</text:p>
      <text:p text:style-name="P7"/>
      <text:p text:style-name="P8">// Rutas específicas per a estudiants</text:p>
      <text:p text:style-name="P8">Route::middleware(['auth', 'role:student'])</text:p>
      <text:p text:style-name="P6"><text:s text:c="4"/><text:span text:style-name="T6">-&gt;prefix('campus/student')</text:span></text:p>
      <text:p text:style-name="P6"><text:s text:c="4"/><text:span text:style-name="T6">-&gt;name('campus.student.')</text:span></text:p>
      <text:p text:style-name="P6"><text:s text:c="4"/><text:span text:style-name="T6">-&gt;group(function () {</text:span></text:p>
      <text:p text:style-name="P6"><text:s text:c="8"/><text:span text:style-name="T6">Route::get('/courses', [StudentController::class, 'courses'])</text:span></text:p>
      <text:p text:style-name="P6"><text:s text:c="12"/><text:span text:style-name="T6">-&gt;name('courses.index');</text:span></text:p>
      <text:p text:style-name="P6"><text:s text:c="8"/></text:p>
      <text:p text:style-name="P6"><text:s text:c="8"/><text:span text:style-name="T6">Route::get('/courses/{course}', [StudentController::class, 'showCourse'])</text:span></text:p>
      <text:p text:style-name="P6"><text:s text:c="12"/><text:span text:style-name="T6">-&gt;name('courses.show');</text:span></text:p>
      <text:p text:style-name="P6"><text:s text:c="8"/></text:p>
      <text:p text:style-name="P6"><text:s text:c="8"/><text:span text:style-name="T6">Route::get('/registrations', [StudentController::class, 'registrations'])</text:span></text:p>
      <text:p text:style-name="P6"><text:s text:c="12"/><text:span text:style-name="T6">-&gt;name('registrations.index');</text:span></text:p>
      <text:p text:style-name="P6"><text:s text:c="4"/><text:span text:style-name="T6">});</text:span></text:p>
      <text:p text:style-name="P7"/>
      <text:p text:style-name="P8">// Rutas específicas per a gestors</text:p>
      <text:p text:style-name="P8">Route::middleware(['auth', 'role:manager'])</text:p>
      <text:p text:style-name="P6"><text:s text:c="4"/><text:span text:style-name="T6">-&gt;prefix('campus/manager')</text:span></text:p>
      <text:p text:style-name="P6"><text:s text:c="4"/><text:span text:style-name="T6">-&gt;name('campus.manager.')</text:span></text:p>
      <text:p text:style-name="P6"><text:s text:c="4"/><text:span text:style-name="T6">-&gt;group(function () {</text:span></text:p>
      <text:p text:style-name="P6"><text:s text:c="8"/><text:span text:style-name="T6">Route::get('/dashboard', [ManagerController::class, 'dashboard'])</text:span></text:p>
      <text:p text:style-name="P6"><text:s text:c="12"/><text:span text:style-name="T6">-&gt;name('dashboard');</text:span></text:p>
      <text:p text:style-name="P6"><text:s text:c="8"/></text:p>
      <text:p text:style-name="P6"><text:s text:c="8"/><text:span text:style-name="T6">Route::get('/reports', [ManagerController::class, 'reports'])</text:span></text:p>
      <text:p text:style-name="P6"><text:s text:c="12"/><text:span text:style-name="T6">-&gt;name('reports');</text:span></text:p>
      <text:p text:style-name="P6"><text:s text:c="8"/></text:p>
      <text:p text:style-name="P6"><text:s text:c="8"/><text:span text:style-name="T6">Route::get('/statistics', [ManagerController::class, 'statistics'])</text:span></text:p>
      <text:p text:style-name="P6"><text:s text:c="12"/><text:span text:style-name="T6">-&gt;name('statistics');</text:span></text:p>
      <text:p text:style-name="P6"><text:s text:c="4"/><text:span text:style-name="T6">});</text:span></text:p>
      <text:p text:style-name="P7"/>
      <text:p text:style-name="P8">// Rutas específices per a editors</text:p>
      <text:p text:style-name="P8">Route::middleware(['auth', 'role:editor'])</text:p>
      <text:p text:style-name="P6"><text:s text:c="4"/><text:span text:style-name="T6">-&gt;prefix('campus/editor')</text:span></text:p>
      <text:p text:style-name="P6"><text:s text:c="4"/><text:span text:style-name="T6">-&gt;name('campus.editor.')</text:span></text:p>
      <text:p text:style-name="P6"><text:s text:c="4"/><text:span text:style-name="T6">-&gt;group(function () {</text:span></text:p>
      <text:p text:style-name="P6"><text:soft-page-break/><text:s text:c="8"/><text:span text:style-name="T6">Route::get('/content', [EditorController::class, 'content'])</text:span></text:p>
      <text:p text:style-name="P6"><text:s text:c="12"/><text:span text:style-name="T6">-&gt;name('content.index');</text:span></text:p>
      <text:p text:style-name="P6"><text:s text:c="8"/></text:p>
      <text:p text:style-name="P6"><text:s text:c="8"/><text:span text:style-name="T6">Route::get('/announcements', [EditorController::class, 'announcements'])</text:span></text:p>
      <text:p text:style-name="P6"><text:s text:c="12"/><text:span text:style-name="T6">-&gt;name('announcements.index');</text:span></text:p>
      <text:p text:style-name="P6"><text:s text:c="8"/></text:p>
      <text:p text:style-name="P6"><text:s text:c="8"/><text:span text:style-name="T6">Route::get('/materials', [EditorController::class, 'materials'])</text:span></text:p>
      <text:p text:style-name="P6"><text:s text:c="12"/><text:span text:style-name="T6">-&gt;name('materials.index');</text:span></text:p>
      <text:p text:style-name="P6"><text:s text:c="4"/><text:span text:style-name="T6">});</text:span></text:p>
      <text:h text:style-name="P3" text:outline-level="2">🔧 <text:span text:style-name="T5">Pas 6: Crear Controladors per Cada Rol</text:span></text:h>
      <text:h text:style-name="P9" text:outline-level="3">6.1 StudentController.php</text:h>
      <text:p text:style-name="P4">php:app/Http/Controllers/Campus/StudentController.php</text:p>
      <text:p text:style-name="P5">&lt;?php</text:p>
      <text:p text:style-name="P7"/>
      <text:p text:style-name="P8">namespace App\Http\Controllers\Campus;</text:p>
      <text:p text:style-name="P7"/>
      <text:p text:style-name="P8">use App\Http\Controllers\Controller;</text:p>
      <text:p text:style-name="P8">use App\Models\CampusCourse;</text:p>
      <text:p text:style-name="P8">use App\Models\CampusRegistration;</text:p>
      <text:p text:style-name="P8">use Illuminate\Support\Facades\Auth;</text:p>
      <text:p text:style-name="P7"/>
      <text:p text:style-name="P8">class StudentController extends Controller</text:p>
      <text:p text:style-name="P8">{</text:p>
      <text:p text:style-name="P6"><text:s text:c="4"/><text:span text:style-name="T6">public function courses()</text:span></text:p>
      <text:p text:style-name="P6"><text:s text:c="4"/><text:span text:style-name="T6">{</text:span></text:p>
      <text:p text:style-name="P6"><text:s text:c="8"/><text:span text:style-name="T6">$student = Auth::user()-&gt;student;</text:span></text:p>
      <text:p text:style-name="P6"><text:s text:c="8"/></text:p>
      <text:p text:style-name="P6"><text:s text:c="8"/><text:span text:style-name="T6">if (!$student) {</text:span></text:p>
      <text:p text:style-name="P6"><text:s text:c="12"/><text:span text:style-name="T6">abort(403, 'No tens un perfil d\'estudiant');</text:span></text:p>
      <text:p text:style-name="P6"><text:s text:c="8"/><text:span text:style-name="T6">}</text:span></text:p>
      <text:p text:style-name="P6"><text:s text:c="8"/></text:p>
      <text:p text:style-name="P6"><text:s text:c="8"/><text:span text:style-name="T6">$registrations = $student-&gt;registrations()</text:span></text:p>
      <text:p text:style-name="P6"><text:s text:c="12"/><text:span text:style-name="T6">-&gt;with(['course.season', 'course.category'])</text:span></text:p>
      <text:p text:style-name="P6"><text:s text:c="12"/><text:span text:style-name="T6">-&gt;whereIn('status', ['confirmed', 'completed'])</text:span></text:p>
      <text:p text:style-name="P6"><text:s text:c="12"/><text:span text:style-name="T6">-&gt;latest()</text:span></text:p>
      <text:p text:style-name="P6"><text:s text:c="12"/><text:span text:style-name="T6">-&gt;paginate(10);</text:span></text:p>
      <text:p text:style-name="P6"><text:s text:c="8"/></text:p>
      <text:p text:style-name="P6"><text:s text:c="8"/><text:span text:style-name="T6">return view('campus.student.courses', compact('registrations', 'student'));</text:span></text:p>
      <text:p text:style-name="P6"><text:soft-page-break/><text:s text:c="4"/><text:span text:style-name="T6">}</text:span></text:p>
      <text:p text:style-name="P6"><text:s text:c="4"/></text:p>
      <text:p text:style-name="P6"><text:s text:c="4"/><text:span text:style-name="T6">public function showCourse($courseId)</text:span></text:p>
      <text:p text:style-name="P6"><text:s text:c="4"/><text:span text:style-name="T6">{</text:span></text:p>
      <text:p text:style-name="P6"><text:s text:c="8"/><text:span text:style-name="T6">$course = CampusCourse::with(['season', 'category', 'teachers'])-&gt;findOrFail($courseId);</text:span></text:p>
      <text:p text:style-name="P6"><text:s text:c="8"/></text:p>
      <text:p text:style-name="P6"><text:s text:c="8"/><text:span text:style-name="T6">// Verificar que l'estudiant estigui matriculat</text:span></text:p>
      <text:p text:style-name="P6"><text:s text:c="8"/><text:span text:style-name="T6">$student = Auth::user()-&gt;student;</text:span></text:p>
      <text:p text:style-name="P6"><text:s text:c="8"/><text:span text:style-name="T6">$isEnrolled = $student-&gt;registrations()</text:span></text:p>
      <text:p text:style-name="P6"><text:s text:c="12"/><text:span text:style-name="T6">-&gt;where('course_id', $courseId)</text:span></text:p>
      <text:p text:style-name="P6"><text:s text:c="12"/><text:span text:style-name="T6">-&gt;whereIn('status', ['confirmed', 'completed'])</text:span></text:p>
      <text:p text:style-name="P6"><text:s text:c="12"/><text:span text:style-name="T6">-&gt;exists();</text:span></text:p>
      <text:p text:style-name="P6"><text:s text:c="12"/></text:p>
      <text:p text:style-name="P6"><text:s text:c="8"/><text:span text:style-name="T6">abort_if(!$isEnrolled, 403, 'No estàs matriculat en aquest curs');</text:span></text:p>
      <text:p text:style-name="P6"><text:s text:c="8"/></text:p>
      <text:p text:style-name="P6"><text:s text:c="8"/><text:span text:style-name="T6">return view('campus.student.course-show', compact('course'));</text:span></text:p>
      <text:p text:style-name="P6"><text:s text:c="4"/><text:span text:style-name="T6">}</text:span></text:p>
      <text:p text:style-name="P6"><text:s text:c="4"/></text:p>
      <text:p text:style-name="P6"><text:s text:c="4"/><text:span text:style-name="T6">public function registrations()</text:span></text:p>
      <text:p text:style-name="P6"><text:s text:c="4"/><text:span text:style-name="T6">{</text:span></text:p>
      <text:p text:style-name="P6"><text:s text:c="8"/><text:span text:style-name="T6">$student = Auth::user()-&gt;student;</text:span></text:p>
      <text:p text:style-name="P6"><text:s text:c="8"/></text:p>
      <text:p text:style-name="P6"><text:s text:c="8"/><text:span text:style-name="T6">if (!$student) {</text:span></text:p>
      <text:p text:style-name="P6"><text:s text:c="12"/><text:span text:style-name="T6">abort(403, 'No tens un perfil d\'estudiant');</text:span></text:p>
      <text:p text:style-name="P6"><text:s text:c="8"/><text:span text:style-name="T6">}</text:span></text:p>
      <text:p text:style-name="P6"><text:s text:c="8"/></text:p>
      <text:p text:style-name="P6"><text:s text:c="8"/><text:span text:style-name="T6">$registrations = $student-&gt;registrations()</text:span></text:p>
      <text:p text:style-name="P6"><text:s text:c="12"/><text:span text:style-name="T6">-&gt;with(['course.season', 'course.category'])</text:span></text:p>
      <text:p text:style-name="P6"><text:s text:c="12"/><text:span text:style-name="T6">-&gt;latest()</text:span></text:p>
      <text:p text:style-name="P6"><text:s text:c="12"/><text:span text:style-name="T6">-&gt;paginate(15);</text:span></text:p>
      <text:p text:style-name="P6"><text:s text:c="8"/></text:p>
      <text:p text:style-name="P6"><text:s text:c="8"/><text:span text:style-name="T6">return view('campus.student.registrations', compact('registrations', 'student'));</text:span></text:p>
      <text:p text:style-name="P6"><text:s text:c="4"/><text:span text:style-name="T6">}</text:span></text:p>
      <text:p text:style-name="P8">}</text:p>
      <text:h text:style-name="P3" text:outline-level="2">📋 <text:span text:style-name="T5">Pas 7: Proves i Validació</text:span></text:h>
      <text:h text:style-name="P9" text:outline-level="3">7.1 Comprovar funcionalitat</text:h>
      <text:p text:style-name="P4">bash</text:p>
      <text:p text:style-name="P10"><text:soft-page-break/># Crear usuari de prova amb rol d'estudiant</text:p>
      <text:p text:style-name="P8">php artisan tinker</text:p>
      <text:p text:style-name="P5"><text:span text:style-name="T7">&gt;&gt;&gt;</text:span> <text:span text:style-name="T7">$user</text:span> <text:span text:style-name="T7">=</text:span> <text:span text:style-name="T8">\</text:span>App<text:span text:style-name="T8">\</text:span>Models<text:span text:style-name="T8">\</text:span>User::create<text:span text:style-name="T8">([</text:span><text:span text:style-name="T9">'name'</text:span> <text:span text:style-name="T7">=&gt;</text:span> <text:span text:style-name="T9">'Test Student'</text:span>, <text:span text:style-name="T9">'email'</text:span> <text:span text:style-name="T7">=&gt;</text:span> <text:span text:style-name="T9">'student@test.com'</text:span>, <text:span text:style-name="T9">'password'</text:span> <text:span text:style-name="T7">=&gt;</text:span> bcrypt<text:span text:style-name="T8">(</text:span><text:span text:style-name="T9">'password'</text:span><text:span text:style-name="T8">)]);</text:span></text:p>
      <text:p text:style-name="P5"><text:span text:style-name="T7">&gt;&gt;&gt;</text:span> <text:span text:style-name="T7">$user</text:span>-<text:span text:style-name="T7">&gt;</text:span>assignRole<text:span text:style-name="T8">(</text:span><text:span text:style-name="T9">'student'</text:span><text:span text:style-name="T8">);</text:span></text:p>
      <text:p text:style-name="P5"><text:span text:style-name="T7">&gt;&gt;&gt;</text:span> <text:span text:style-name="T7">$student</text:span> <text:span text:style-name="T7">=</text:span> <text:span text:style-name="T8">\</text:span>App<text:span text:style-name="T8">\</text:span>Models<text:span text:style-name="T8">\</text:span>CampusStudent::create<text:span text:style-name="T8">([</text:span><text:span text:style-name="T9">'user_id'</text:span> <text:span text:style-name="T7">=&gt;</text:span> <text:span text:style-name="T7">$user</text:span>-<text:span text:style-name="T7">&gt;</text:span>id, <text:span text:style-name="T9">'student_code'</text:span> <text:span text:style-name="T7">=&gt;</text:span> <text:span text:style-name="T9">'STU001'</text:span>, <text:span text:style-name="T9">'first_name'</text:span> <text:span text:style-name="T7">=&gt;</text:span> <text:span text:style-name="T9">'Test'</text:span>, <text:span text:style-name="T9">'last_name'</text:span> <text:span text:style-name="T7">=&gt;</text:span> <text:span text:style-name="T9">'Student'</text:span><text:span text:style-name="T8">]);</text:span></text:p>
      <text:p text:style-name="P7"/>
      <text:p text:style-name="P10"># Comprovar rutes</text:p>
      <text:p text:style-name="P5">php artisan route:list <text:span text:style-name="T7">--name=</text:span>campus.student</text:p>
      <text:p text:style-name="P5">php artisan route:list <text:span text:style-name="T7">--name=</text:span>campus.manager</text:p>
      <text:p text:style-name="P5">php artisan route:list <text:span text:style-name="T7">--name=</text:span>campus.editor</text:p>
      <text:p text:style-name="P7"/>
      <text:p text:style-name="P10"># Provar accés</text:p>
      <text:p text:style-name="P10"># Iniciar sessió com a student@test.com</text:p>
      <text:p text:style-name="P10"># Anar a /dashboard</text:p>
      <text:p text:style-name="P10"># Ha de mostrar el dashboard d'estudiant</text:p>
      <text:h text:style-name="P9" text:outline-level="3">7.2 Comprovacions de seguretat</text:h>
      <text:p text:style-name="P4">php:app/Http/Middleware/CheckRole.php</text:p>
      <text:p text:style-name="P5">// Assegurar-se que cada rol només accedeix a les seves rutes</text:p>
      <text:p text:style-name="P8">public function handle($request, Closure $next, ...$roles)</text:p>
      <text:p text:style-name="P8">{</text:p>
      <text:p text:style-name="P6"><text:s text:c="4"/><text:span text:style-name="T6">if (!$request-&gt;user() || !$request-&gt;user()-&gt;hasAnyRole($roles)) {</text:span></text:p>
      <text:p text:style-name="P6"><text:s text:c="8"/><text:span text:style-name="T6">abort(403, 'No tens permisos per accedir a aquesta pàgina');</text:span></text:p>
      <text:p text:style-name="P6"><text:s text:c="4"/><text:span text:style-name="T6">}</text:span></text:p>
      <text:p text:style-name="P6"><text:s text:c="4"/></text:p>
      <text:p text:style-name="P6"><text:s text:c="4"/><text:span text:style-name="T6">return $next($request);</text:span></text:p>
      <text:p text:style-name="P8">}</text:p>
      <text:h text:style-name="P3" text:outline-level="2">🚀 <text:span text:style-name="T5">Pas 8: Desplegament</text:span></text:h>
      <text:h text:style-name="P9" text:outline-level="3">8.1 Seqüència d'execució</text:h>
      <text:p text:style-name="P4">bash</text:p>
      <text:p text:style-name="P10"># 1. Actualitzar base de dades</text:p>
      <text:p text:style-name="P8">php artisan migrate</text:p>
      <text:p text:style-name="P7"/>
      <text:p text:style-name="P10"># 2. Executar seeds</text:p>
      <text:p text:style-name="P5"><text:soft-page-break/>php artisan db:seed <text:span text:style-name="T7">--class=</text:span>RolePermissionSeeder</text:p>
      <text:p text:style-name="P7"/>
      <text:p text:style-name="P10"># 3. Publicar resources si cal</text:p>
      <text:p text:style-name="P5">php artisan vendor:publish <text:span text:style-name="T7">--tag=</text:span>spatie-permissions</text:p>
      <text:p text:style-name="P7"/>
      <text:p text:style-name="P10"># 4. Netejar caches</text:p>
      <text:p text:style-name="P8">php artisan config:clear</text:p>
      <text:p text:style-name="P8">php artisan route:clear</text:p>
      <text:p text:style-name="P8">php artisan view:clear</text:p>
      <text:p text:style-name="P7"/>
      <text:p text:style-name="P10"># 5. Comprovar servei</text:p>
      <text:p text:style-name="P8">php artisan serve</text:p>
      <text:h text:style-name="P9" text:outline-level="3">8.2 Comprovacions post-desplegament</text:h>
      <text:list text:style-name="L1">
        <text:list-item>
          <text:p text:style-name="P11">✅ <text:span text:style-name="T10">Admin pot accedir al seu dashboard</text:span></text:p>
        </text:list-item>
        <text:list-item>
          <text:p text:style-name="P11">✅ <text:span text:style-name="T10">Teacher pot veure els seus cursos i estudiants</text:span></text:p>
        </text:list-item>
        <text:list-item>
          <text:p text:style-name="P11">✅ <text:span text:style-name="T10">Student pot veure els seus cursos i matrícules</text:span></text:p>
        </text:list-item>
        <text:list-item>
          <text:p text:style-name="P11">✅ <text:span text:style-name="T10">Manager pot veure estadístiques i gestionar</text:span></text:p>
        </text:list-item>
        <text:list-item>
          <text:p text:style-name="P11">✅ <text:span text:style-name="T10">Editor pot gestionar contingut</text:span></text:p>
        </text:list-item>
        <text:list-item>
          <text:p text:style-name="P11">✅ <text:span text:style-name="T10">Cada rol només veu les rutes permeses</text:span></text:p>
        </text:list-item>
        <text:list-item>
          <text:p text:style-name="P11">✅ <text:span text:style-name="T10">Breadcrumbs i navegació funcionen correctament</text:span></text:p>
        </text:list-item>
      </text:list>
      <text:h text:style-name="P3" text:outline-level="2">📝 <text:span text:style-name="T5">Notes Importants</text:span></text:h>
      <text:h text:style-name="P9" text:outline-level="3">Seguretat</text:h>
      <text:list text:style-name="L2">
        <text:list-item>
          <text:p text:style-name="P12"><text:span text:style-name="Strong_20_Emphasis"><text:span text:style-name="T11">Sempre utilitzar middleware</text:span></text:span><text:span text:style-name="T1"> de rol als controladors</text:span></text:p>
        </text:list-item>
        <text:list-item>
          <text:p text:style-name="P12"><text:span text:style-name="Strong_20_Emphasis"><text:span text:style-name="T11">Verificar existència de perfils</text:span></text:span><text:span text:style-name="T1"> abans d'accés</text:span></text:p>
        </text:list-item>
        <text:list-item>
          <text:p text:style-name="P12"><text:span text:style-name="Strong_20_Emphasis"><text:span text:style-name="T11">Utilitzar policies</text:span></text:span><text:span text:style-name="T1"> per a autorització granular</text:span></text:p>
        </text:list-item>
      </text:list>
      <text:h text:style-name="P9" text:outline-level="3">Mantenibilitat</text:h>
      <text:list text:style-name="L3">
        <text:list-item>
          <text:p text:style-name="P13"><text:span text:style-name="Strong_20_Emphasis"><text:span text:style-name="T11">Centralitzar lògica comuna</text:span></text:span><text:span text:style-name="T1"> en traits o classes base</text:span></text:p>
        </text:list-item>
        <text:list-item>
          <text:p text:style-name="P13"><text:span text:style-name="Strong_20_Emphasis"><text:span text:style-name="T11">Utilitzar repositoris</text:span></text:span><text:span text:style-name="T1"> per a consultes complexes</text:span></text:p>
        </text:list-item>
        <text:list-item>
          <text:p text:style-name="P13"><text:span text:style-name="Strong_20_Emphasis"><text:span text:style-name="T11">Documentar totes les noves rutes</text:span></text:span></text:p>
        </text:list-item>
      </text:list>
      <text:h text:style-name="P9" text:outline-level="3"><text:soft-page-break/>UX/UI</text:h>
      <text:list text:style-name="L4">
        <text:list-item>
          <text:p text:style-name="P14"><text:span text:style-name="Strong_20_Emphasis"><text:span text:style-name="T11">Mantenir consistència</text:span></text:span><text:span text:style-name="T1"> amb el disseny existent</text:span></text:p>
        </text:list-item>
        <text:list-item>
          <text:p text:style-name="P14"><text:span text:style-name="Strong_20_Emphasis"><text:span text:style-name="T11">Utilitzar les mateixes convencions</text:span></text:span><text:span text:style-name="T1"> de nomenclatura</text:span></text:p>
        </text:list-item>
        <text:list-item>
          <text:p text:style-name="P14"><text:span text:style-name="Strong_20_Emphasis"><text:span text:style-name="T11">Provar responsive design</text:span></text:span><text:span text:style-name="T1"> per a tots els dispositius</text:span></text:p>
        </text:list-item>
      </text:list>
      <text:h text:style-name="P3" text:outline-level="2">🔄 <text:span text:style-name="T5">Manteniment Futur</text:span></text:h>
      <text:h text:style-name="P9" text:outline-level="3">Actualitzacions</text:h>
      <text:list text:style-name="L5">
        <text:list-item>
          <text:p text:style-name="P15"><text:span text:style-name="Strong_20_Emphasis"><text:span text:style-name="T11">Revisar permisos</text:span></text:span><text:span text:style-name="T1"> trimestralment</text:span></text:p>
        </text:list-item>
        <text:list-item>
          <text:p text:style-name="P15"><text:span text:style-name="Strong_20_Emphasis"><text:span text:style-name="T11">Actualitzar seeds</text:span></text:span><text:span text:style-name="T1"> amb nous rols si cal</text:span></text:p>
        </text:list-item>
        <text:list-item>
          <text:p text:style-name="P15"><text:span text:style-name="Strong_20_Emphasis"><text:span text:style-name="T11">Revisar logs</text:span></text:span><text:span text:style-name="T1"> d'errors d'autorització</text:span></text:p>
        </text:list-item>
      </text:list>
      <text:h text:style-name="P9" text:outline-level="3">Millores Potencials</text:h>
      <text:list text:style-name="L6">
        <text:list-item>
          <text:p text:style-name="P16"><text:span text:style-name="T1">Afegir </text:span><text:span text:style-name="Strong_20_Emphasis"><text:span text:style-name="T11">multi-tenancy</text:span></text:span><text:span text:style-name="T1"> si cal</text:span></text:p>
        </text:list-item>
        <text:list-item>
          <text:p text:style-name="P16"><text:span text:style-name="T1">Implementar </text:span><text:span text:style-name="Strong_20_Emphasis"><text:span text:style-name="T11">auditoria</text:span></text:span><text:span text:style-name="T1"> d'accés</text:span></text:p>
        </text:list-item>
        <text:list-item>
          <text:p text:style-name="P16"><text:span text:style-name="T1">Afegir </text:span><text:span text:style-name="Strong_20_Emphasis"><text:span text:style-name="T11">notificacions per rol</text:span></text:span></text:p>
        </text:list-item>
        <text:list-item>
          <text:p text:style-name="P16"><text:span text:style-name="T1">Implementar </text:span><text:span text:style-name="Strong_20_Emphasis"><text:span text:style-name="T11">exportació de dades</text:span></text:span><text:span text:style-name="T1"> per gestors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5:53:26.206674600</meta:creation-date>
    <dc:date>2026-01-27T05:57:20.859488500</dc:date>
    <meta:editing-duration>PT3M55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20" meta:paragraph-count="683" meta:word-count="2168" meta:character-count="27675" meta:non-whitespace-character-count="19478"/>
  </office:meta>
</office:document-meta>
</file>